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81pt"/>
    </style:style>
    <style:style style:name="co2" style:family="table-column">
      <style:table-column-properties fo:break-before="auto" style:column-width="44.05pt"/>
    </style:style>
    <style:style style:name="co3" style:family="table-column">
      <style:table-column-properties fo:break-before="auto" style:column-width="45.16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4.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ree-whee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motorcycle passenger</text:p>
          </table:table-cell>
          <table:table-cell office:value-type="string" calcext:value-type="string">
            <text:p>three-wheel passenger</text:p>
          </table:table-cell>
          <table:table-cell office:value-type="string" calcext:value-type="string">
            <text:p>car passenger</text:p>
          </table:table-cell>
          <table:table-cell office:value-type="string" calcext:value-type="string">
            <text:p>bus passenger</text:p>
          </table:table-cell>
          <table:table-cell office:value-type="string" calcext:value-type="string">
            <text:p>van passenger</text:p>
          </table:table-cell>
          <table:table-cell office:value-type="string" calcext:value-type="string">
            <text:p>hgv passen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912371.0568905" calcext:value-type="float">
            <text:p>89912371.0568905</text:p>
          </table:table-cell>
          <table:table-cell office:value-type="float" office:value="1525661.80714545" calcext:value-type="float">
            <text:p>1525661.80714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7.76527533085" calcext:value-type="float">
            <text:p>2877.7652753309</text:p>
          </table:table-cell>
          <table:table-cell office:value-type="float" office:value="0" calcext:value-type="float">
            <text:p>0</text:p>
          </table:table-cell>
          <table:table-cell office:value-type="float" office:value="496710730.582328" calcext:value-type="float">
            <text:p>496710730.582328</text:p>
          </table:table-cell>
          <table:table-cell office:value-type="float" office:value="30935289.9282865" calcext:value-type="float">
            <text:p>30935289.9282865</text:p>
          </table:table-cell>
          <table:table-cell office:value-type="float" office:value="11520111.0810104" calcext:value-type="float">
            <text:p>11520111.081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31087942.2907" calcext:value-type="float">
            <text:p>131087942.2907</text:p>
          </table:table-cell>
          <table:table-cell office:value-type="float" office:value="3409152.7834352" calcext:value-type="float">
            <text:p>3409152.78343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343.1606589887" calcext:value-type="float">
            <text:p>12343.1606589887</text:p>
          </table:table-cell>
          <table:table-cell office:value-type="float" office:value="0" calcext:value-type="float">
            <text:p>0</text:p>
          </table:table-cell>
          <table:table-cell office:value-type="float" office:value="812070777.369759" calcext:value-type="float">
            <text:p>812070777.369759</text:p>
          </table:table-cell>
          <table:table-cell office:value-type="float" office:value="44808665.9082749" calcext:value-type="float">
            <text:p>44808665.9082749</text:p>
          </table:table-cell>
          <table:table-cell office:value-type="float" office:value="24105386.9600248" calcext:value-type="float">
            <text:p>24105386.96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68866220.619811" calcext:value-type="float">
            <text:p>268866220.619811</text:p>
          </table:table-cell>
          <table:table-cell office:value-type="float" office:value="15986936.2999794" calcext:value-type="float">
            <text:p>15986936.29997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5763.890128587" calcext:value-type="float">
            <text:p>165763.890128587</text:p>
          </table:table-cell>
          <table:table-cell office:value-type="float" office:value="0" calcext:value-type="float">
            <text:p>0</text:p>
          </table:table-cell>
          <table:table-cell office:value-type="float" office:value="1912759711.03119" calcext:value-type="float">
            <text:p>1912759711.03119</text:p>
          </table:table-cell>
          <table:table-cell office:value-type="float" office:value="95034301.6568659" calcext:value-type="float">
            <text:p>95034301.6568659</text:p>
          </table:table-cell>
          <table:table-cell office:value-type="float" office:value="84468768.5841606" calcext:value-type="float">
            <text:p>84468768.584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62776258.939015" calcext:value-type="float">
            <text:p>462776258.939015</text:p>
          </table:table-cell>
          <table:table-cell office:value-type="float" office:value="42609026.6287542" calcext:value-type="float">
            <text:p>42609026.62875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5062.147252947" calcext:value-type="float">
            <text:p>905062.147252947</text:p>
          </table:table-cell>
          <table:table-cell office:value-type="float" office:value="0" calcext:value-type="float">
            <text:p>0</text:p>
          </table:table-cell>
          <table:table-cell office:value-type="float" office:value="3125902419.29657" calcext:value-type="float">
            <text:p>3125902419.29657</text:p>
          </table:table-cell>
          <table:table-cell office:value-type="float" office:value="197787977.045461" calcext:value-type="float">
            <text:p>197787977.045461</text:p>
          </table:table-cell>
          <table:table-cell office:value-type="float" office:value="176310598.35515" calcext:value-type="float">
            <text:p>176310598.35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354769810.98639" calcext:value-type="float">
            <text:p>354769810.98639</text:p>
          </table:table-cell>
          <table:table-cell office:value-type="float" office:value="30568524.3437397" calcext:value-type="float">
            <text:p>30568524.34373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9959.47888536" calcext:value-type="float">
            <text:p>1419959.47888536</text:p>
          </table:table-cell>
          <table:table-cell office:value-type="float" office:value="0" calcext:value-type="float">
            <text:p>0</text:p>
          </table:table-cell>
          <table:table-cell office:value-type="float" office:value="1622860620.6366" calcext:value-type="float">
            <text:p>1622860620.6366</text:p>
          </table:table-cell>
          <table:table-cell office:value-type="float" office:value="455097710.513236" calcext:value-type="float">
            <text:p>455097710.513236</text:p>
          </table:table-cell>
          <table:table-cell office:value-type="float" office:value="90896387.6200845" calcext:value-type="float">
            <text:p>90896387.62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32574875.514884" calcext:value-type="float">
            <text:p>132574875.514884</text:p>
          </table:table-cell>
          <table:table-cell office:value-type="float" office:value="11523249.6091336" calcext:value-type="float">
            <text:p>11523249.60913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5113.422113409" calcext:value-type="float">
            <text:p>585113.422113409</text:p>
          </table:table-cell>
          <table:table-cell office:value-type="float" office:value="0" calcext:value-type="float">
            <text:p>0</text:p>
          </table:table-cell>
          <table:table-cell office:value-type="float" office:value="444320423.503487" calcext:value-type="float">
            <text:p>444320423.503487</text:p>
          </table:table-cell>
          <table:table-cell office:value-type="float" office:value="248399737.414738" calcext:value-type="float">
            <text:p>248399737.414738</text:p>
          </table:table-cell>
          <table:table-cell office:value-type="float" office:value="39852208.9986245" calcext:value-type="float">
            <text:p>39852208.9986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116694215.729215" calcext:value-type="float">
            <text:p>116694215.729215</text:p>
          </table:table-cell>
          <table:table-cell office:value-type="float" office:value="11338972.8438317" calcext:value-type="float">
            <text:p>11338972.8438317</text:p>
          </table:table-cell>
          <table:table-cell office:value-type="float" office:value="16938250.6759402" calcext:value-type="float">
            <text:p>16938250.6759402</text:p>
          </table:table-cell>
          <table:table-cell office:value-type="float" office:value="0" calcext:value-type="float">
            <text:p>0</text:p>
          </table:table-cell>
          <table:table-cell office:value-type="float" office:value="156888015.81403" calcext:value-type="float">
            <text:p>156888015.81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134909578578" calcext:value-type="float">
            <text:p>1.22134909578578E-09</text:p>
          </table:table-cell>
          <table:table-cell office:value-type="float" office:value="0" calcext:value-type="float">
            <text:p>0</text:p>
          </table:table-cell>
          <table:table-cell office:value-type="float" office:value="638088.777539114" calcext:value-type="float">
            <text:p>638088.777539114</text:p>
          </table:table-cell>
          <table:table-cell office:value-type="float" office:value="0" calcext:value-type="float">
            <text:p>0</text:p>
          </table:table-cell>
          <table:table-cell office:value-type="float" office:value="381951477.839449" calcext:value-type="float">
            <text:p>381951477.839449</text:p>
          </table:table-cell>
          <table:table-cell office:value-type="float" office:value="213948476.132066" calcext:value-type="float">
            <text:p>213948476.132066</text:p>
          </table:table-cell>
          <table:table-cell office:value-type="float" office:value="42855274.3080835" calcext:value-type="float">
            <text:p>42855274.308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114148995.462462" calcext:value-type="float">
            <text:p>114148995.462462</text:p>
          </table:table-cell>
          <table:table-cell office:value-type="float" office:value="12234666.4127371" calcext:value-type="float">
            <text:p>12234666.4127371</text:p>
          </table:table-cell>
          <table:table-cell office:value-type="float" office:value="6246598.67322457" calcext:value-type="float">
            <text:p>6246598.67322457</text:p>
          </table:table-cell>
          <table:table-cell office:value-type="float" office:value="0" calcext:value-type="float">
            <text:p>0</text:p>
          </table:table-cell>
          <table:table-cell office:value-type="float" office:value="340098440.474422" calcext:value-type="float">
            <text:p>340098440.474422</text:p>
          </table:table-cell>
          <table:table-cell office:value-type="float" office:value="442191.019982624" calcext:value-type="float">
            <text:p>442191.019982624</text:p>
          </table:table-cell>
          <table:table-cell office:value-type="float" office:value="0.00000000193796033315437" calcext:value-type="float">
            <text:p>1.93796033315437E-09</text:p>
          </table:table-cell>
          <table:table-cell office:value-type="float" office:value="2140091.1024225" calcext:value-type="float">
            <text:p>2140091.1024225</text:p>
          </table:table-cell>
          <table:table-cell office:value-type="float" office:value="734398.217032165" calcext:value-type="float">
            <text:p>734398.217032165</text:p>
          </table:table-cell>
          <table:table-cell office:value-type="float" office:value="0" calcext:value-type="float">
            <text:p>0</text:p>
          </table:table-cell>
          <table:table-cell office:value-type="float" office:value="370402665.522332" calcext:value-type="float">
            <text:p>370402665.522332</text:p>
          </table:table-cell>
          <table:table-cell office:value-type="float" office:value="197972851.076196" calcext:value-type="float">
            <text:p>197972851.076196</text:p>
          </table:table-cell>
          <table:table-cell office:value-type="float" office:value="49169726.6990954" calcext:value-type="float">
            <text:p>49169726.699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129232163.809318" calcext:value-type="float">
            <text:p>129232163.809318</text:p>
          </table:table-cell>
          <table:table-cell office:value-type="float" office:value="14671335.9053552" calcext:value-type="float">
            <text:p>14671335.9053552</text:p>
          </table:table-cell>
          <table:table-cell office:value-type="float" office:value="3674011.54864104" calcext:value-type="float">
            <text:p>3674011.54864104</text:p>
          </table:table-cell>
          <table:table-cell office:value-type="float" office:value="0" calcext:value-type="float">
            <text:p>0</text:p>
          </table:table-cell>
          <table:table-cell office:value-type="float" office:value="523669895.749538" calcext:value-type="float">
            <text:p>523669895.749538</text:p>
          </table:table-cell>
          <table:table-cell office:value-type="float" office:value="992233.508253693" calcext:value-type="float">
            <text:p>992233.508253693</text:p>
          </table:table-cell>
          <table:table-cell office:value-type="float" office:value="0.00000000402348490632348" calcext:value-type="float">
            <text:p>0.000000004</text:p>
          </table:table-cell>
          <table:table-cell office:value-type="float" office:value="3950240.71081976" calcext:value-type="float">
            <text:p>3950240.71081976</text:p>
          </table:table-cell>
          <table:table-cell office:value-type="float" office:value="815752.116392163" calcext:value-type="float">
            <text:p>815752.116392163</text:p>
          </table:table-cell>
          <table:table-cell office:value-type="float" office:value="0" calcext:value-type="float">
            <text:p>0</text:p>
          </table:table-cell>
          <table:table-cell office:value-type="float" office:value="411398459.650385" calcext:value-type="float">
            <text:p>411398459.650385</text:p>
          </table:table-cell>
          <table:table-cell office:value-type="float" office:value="202618646.691359" calcext:value-type="float">
            <text:p>202618646.691359</text:p>
          </table:table-cell>
          <table:table-cell office:value-type="float" office:value="58442819.769005" calcext:value-type="float">
            <text:p>58442819.76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161854747.795878" calcext:value-type="float">
            <text:p>161854747.795878</text:p>
          </table:table-cell>
          <table:table-cell office:value-type="float" office:value="19045206.0454737" calcext:value-type="float">
            <text:p>19045206.0454737</text:p>
          </table:table-cell>
          <table:table-cell office:value-type="float" office:value="3522025.89333613" calcext:value-type="float">
            <text:p>3522025.89333613</text:p>
          </table:table-cell>
          <table:table-cell office:value-type="float" office:value="0" calcext:value-type="float">
            <text:p>0</text:p>
          </table:table-cell>
          <table:table-cell office:value-type="float" office:value="756792819.031481" calcext:value-type="float">
            <text:p>756792819.031481</text:p>
          </table:table-cell>
          <table:table-cell office:value-type="float" office:value="2033000.17723719" calcext:value-type="float">
            <text:p>2033000.17723719</text:p>
          </table:table-cell>
          <table:table-cell office:value-type="float" office:value="0.0129254847782096" calcext:value-type="float">
            <text:p>0.0129254848</text:p>
          </table:table-cell>
          <table:table-cell office:value-type="float" office:value="5896248.58146272" calcext:value-type="float">
            <text:p>5896248.58146272</text:p>
          </table:table-cell>
          <table:table-cell office:value-type="float" office:value="856278.543806908" calcext:value-type="float">
            <text:p>856278.543806908</text:p>
          </table:table-cell>
          <table:table-cell office:value-type="float" office:value="0" calcext:value-type="float">
            <text:p>0</text:p>
          </table:table-cell>
          <table:table-cell office:value-type="float" office:value="487530800.69384" calcext:value-type="float">
            <text:p>487530800.69384</text:p>
          </table:table-cell>
          <table:table-cell office:value-type="float" office:value="217324824.391766" calcext:value-type="float">
            <text:p>217324824.391766</text:p>
          </table:table-cell>
          <table:table-cell office:value-type="float" office:value="68159167.9733042" calcext:value-type="float">
            <text:p>68159167.973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210634431.328205" calcext:value-type="float">
            <text:p>210634431.328205</text:p>
          </table:table-cell>
          <table:table-cell office:value-type="float" office:value="30538036.1641773" calcext:value-type="float">
            <text:p>30538036.1641773</text:p>
          </table:table-cell>
          <table:table-cell office:value-type="float" office:value="4526345.96056255" calcext:value-type="float">
            <text:p>4526345.96056255</text:p>
          </table:table-cell>
          <table:table-cell office:value-type="float" office:value="0" calcext:value-type="float">
            <text:p>0</text:p>
          </table:table-cell>
          <table:table-cell office:value-type="float" office:value="1083017898.70306" calcext:value-type="float">
            <text:p>1083017898.70306</text:p>
          </table:table-cell>
          <table:table-cell office:value-type="float" office:value="32883912.6811468" calcext:value-type="float">
            <text:p>32883912.6811468</text:p>
          </table:table-cell>
          <table:table-cell office:value-type="float" office:value="15527613.6272453" calcext:value-type="float">
            <text:p>15527613.6272453</text:p>
          </table:table-cell>
          <table:table-cell office:value-type="float" office:value="77857135.3724722" calcext:value-type="float">
            <text:p>77857135.3724722</text:p>
          </table:table-cell>
          <table:table-cell office:value-type="float" office:value="937189.594580843" calcext:value-type="float">
            <text:p>937189.594580843</text:p>
          </table:table-cell>
          <table:table-cell office:value-type="float" office:value="0" calcext:value-type="float">
            <text:p>0</text:p>
          </table:table-cell>
          <table:table-cell office:value-type="float" office:value="605385297.021785" calcext:value-type="float">
            <text:p>605385297.021785</text:p>
          </table:table-cell>
          <table:table-cell office:value-type="float" office:value="243601970.471909" calcext:value-type="float">
            <text:p>243601970.471909</text:p>
          </table:table-cell>
          <table:table-cell office:value-type="float" office:value="42341919.2933923" calcext:value-type="float">
            <text:p>42341919.293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572326500.68592" calcext:value-type="float">
            <text:p>572326500.68592</text:p>
          </table:table-cell>
          <table:table-cell office:value-type="float" office:value="105400778.510402" calcext:value-type="float">
            <text:p>105400778.510402</text:p>
          </table:table-cell>
          <table:table-cell office:value-type="float" office:value="12094259.5867396" calcext:value-type="float">
            <text:p>12094259.5867396</text:p>
          </table:table-cell>
          <table:table-cell office:value-type="float" office:value="0" calcext:value-type="float">
            <text:p>0</text:p>
          </table:table-cell>
          <table:table-cell office:value-type="float" office:value="3527244974.33927" calcext:value-type="float">
            <text:p>3527244974.33927</text:p>
          </table:table-cell>
          <table:table-cell office:value-type="float" office:value="64495178.03649" calcext:value-type="float">
            <text:p>64495178.03649</text:p>
          </table:table-cell>
          <table:table-cell office:value-type="float" office:value="80032948.0425264" calcext:value-type="float">
            <text:p>80032948.0425264</text:p>
          </table:table-cell>
          <table:table-cell office:value-type="float" office:value="119076532.137813" calcext:value-type="float">
            <text:p>119076532.137813</text:p>
          </table:table-cell>
          <table:table-cell office:value-type="float" office:value="1582352.00003351" calcext:value-type="float">
            <text:p>1582352.00003351</text:p>
          </table:table-cell>
          <table:table-cell office:value-type="float" office:value="0" calcext:value-type="float">
            <text:p>0</text:p>
          </table:table-cell>
          <table:table-cell office:value-type="float" office:value="1324588412.77329" calcext:value-type="float">
            <text:p>1324588412.77329</text:p>
          </table:table-cell>
          <table:table-cell office:value-type="float" office:value="370082232.189395" calcext:value-type="float">
            <text:p>370082232.189395</text:p>
          </table:table-cell>
          <table:table-cell office:value-type="float" office:value="74536754.6826979" calcext:value-type="float">
            <text:p>74536754.682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858445862.57551" calcext:value-type="float">
            <text:p>858445862.57551</text:p>
          </table:table-cell>
          <table:table-cell office:value-type="float" office:value="178500780.907691" calcext:value-type="float">
            <text:p>178500780.907691</text:p>
          </table:table-cell>
          <table:table-cell office:value-type="float" office:value="21154706.9873898" calcext:value-type="float">
            <text:p>21154706.9873898</text:p>
          </table:table-cell>
          <table:table-cell office:value-type="float" office:value="0" calcext:value-type="float">
            <text:p>0</text:p>
          </table:table-cell>
          <table:table-cell office:value-type="float" office:value="6759789880.95726" calcext:value-type="float">
            <text:p>6759789880.95726</text:p>
          </table:table-cell>
          <table:table-cell office:value-type="float" office:value="295054654.370113" calcext:value-type="float">
            <text:p>295054654.370113</text:p>
          </table:table-cell>
          <table:table-cell office:value-type="float" office:value="165494454.540131" calcext:value-type="float">
            <text:p>165494454.540131</text:p>
          </table:table-cell>
          <table:table-cell office:value-type="float" office:value="406594019.472461" calcext:value-type="float">
            <text:p>406594019.472461</text:p>
          </table:table-cell>
          <table:table-cell office:value-type="float" office:value="3339685.49902851" calcext:value-type="float">
            <text:p>3339685.49902851</text:p>
          </table:table-cell>
          <table:table-cell office:value-type="float" office:value="0" calcext:value-type="float">
            <text:p>0</text:p>
          </table:table-cell>
          <table:table-cell office:value-type="float" office:value="1903391010.09702" calcext:value-type="float">
            <text:p>1903391010.09702</text:p>
          </table:table-cell>
          <table:table-cell office:value-type="float" office:value="461894229.420684" calcext:value-type="float">
            <text:p>461894229.420684</text:p>
          </table:table-cell>
          <table:table-cell office:value-type="float" office:value="115201845.854079" calcext:value-type="float">
            <text:p>115201845.85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float" office:value="946823390.973734" calcext:value-type="float">
            <text:p>946823390.973734</text:p>
          </table:table-cell>
          <table:table-cell office:value-type="float" office:value="189963635.584924" calcext:value-type="float">
            <text:p>189963635.584924</text:p>
          </table:table-cell>
          <table:table-cell office:value-type="float" office:value="32886844.5634491" calcext:value-type="float">
            <text:p>32886844.5634491</text:p>
          </table:table-cell>
          <table:table-cell office:value-type="float" office:value="0" calcext:value-type="float">
            <text:p>0</text:p>
          </table:table-cell>
          <table:table-cell office:value-type="float" office:value="9788199928.08036" calcext:value-type="float">
            <text:p>9788199928.08036</text:p>
          </table:table-cell>
          <table:table-cell office:value-type="float" office:value="430866615.812337" calcext:value-type="float">
            <text:p>430866615.812337</text:p>
          </table:table-cell>
          <table:table-cell office:value-type="float" office:value="257702882.311132" calcext:value-type="float">
            <text:p>257702882.311132</text:p>
          </table:table-cell>
          <table:table-cell office:value-type="float" office:value="586005852.817689" calcext:value-type="float">
            <text:p>586005852.817689</text:p>
          </table:table-cell>
          <table:table-cell office:value-type="float" office:value="21233843.6709641" calcext:value-type="float">
            <text:p>21233843.6709641</text:p>
          </table:table-cell>
          <table:table-cell office:value-type="float" office:value="0" calcext:value-type="float">
            <text:p>0</text:p>
          </table:table-cell>
          <table:table-cell office:value-type="float" office:value="2516835787.69104" calcext:value-type="float">
            <text:p>2516835787.69104</text:p>
          </table:table-cell>
          <table:table-cell office:value-type="float" office:value="560841573.214625" calcext:value-type="float">
            <text:p>560841573.214625</text:p>
          </table:table-cell>
          <table:table-cell office:value-type="float" office:value="294730182.657603" calcext:value-type="float">
            <text:p>294730182.65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643911012.303317" calcext:value-type="float">
            <text:p>643911012.303317</text:p>
          </table:table-cell>
          <table:table-cell office:value-type="float" office:value="131086366.550893" calcext:value-type="float">
            <text:p>131086366.550893</text:p>
          </table:table-cell>
          <table:table-cell office:value-type="float" office:value="14211579.9450651" calcext:value-type="float">
            <text:p>14211579.9450651</text:p>
          </table:table-cell>
          <table:table-cell office:value-type="float" office:value="0" calcext:value-type="float">
            <text:p>0</text:p>
          </table:table-cell>
          <table:table-cell office:value-type="float" office:value="5814109153.23638" calcext:value-type="float">
            <text:p>5814109153.23638</text:p>
          </table:table-cell>
          <table:table-cell office:value-type="float" office:value="375377035.377932" calcext:value-type="float">
            <text:p>375377035.377932</text:p>
          </table:table-cell>
          <table:table-cell office:value-type="float" office:value="158047966.59029" calcext:value-type="float">
            <text:p>158047966.59029</text:p>
          </table:table-cell>
          <table:table-cell office:value-type="float" office:value="497666929.040909" calcext:value-type="float">
            <text:p>497666929.040909</text:p>
          </table:table-cell>
          <table:table-cell office:value-type="float" office:value="13216238.3426607" calcext:value-type="float">
            <text:p>13216238.3426607</text:p>
          </table:table-cell>
          <table:table-cell office:value-type="float" office:value="0" calcext:value-type="float">
            <text:p>0</text:p>
          </table:table-cell>
          <table:table-cell office:value-type="float" office:value="2283985700.61233" calcext:value-type="float">
            <text:p>2283985700.61233</text:p>
          </table:table-cell>
          <table:table-cell office:value-type="float" office:value="454754644.874788" calcext:value-type="float">
            <text:p>454754644.874788</text:p>
          </table:table-cell>
          <table:table-cell office:value-type="float" office:value="269613832.094995" calcext:value-type="float">
            <text:p>269613832.0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362795989.658296" calcext:value-type="float">
            <text:p>362795989.658296</text:p>
          </table:table-cell>
          <table:table-cell office:value-type="float" office:value="51546523.4737036" calcext:value-type="float">
            <text:p>51546523.4737036</text:p>
          </table:table-cell>
          <table:table-cell office:value-type="float" office:value="5042324.44216078" calcext:value-type="float">
            <text:p>5042324.44216078</text:p>
          </table:table-cell>
          <table:table-cell office:value-type="float" office:value="0" calcext:value-type="float">
            <text:p>0</text:p>
          </table:table-cell>
          <table:table-cell office:value-type="float" office:value="2460187655.23613" calcext:value-type="float">
            <text:p>2460187655.23613</text:p>
          </table:table-cell>
          <table:table-cell office:value-type="float" office:value="128224610.648132" calcext:value-type="float">
            <text:p>128224610.648132</text:p>
          </table:table-cell>
          <table:table-cell office:value-type="float" office:value="56719868.9526256" calcext:value-type="float">
            <text:p>56719868.9526256</text:p>
          </table:table-cell>
          <table:table-cell office:value-type="float" office:value="145184608.476798" calcext:value-type="float">
            <text:p>145184608.476798</text:p>
          </table:table-cell>
          <table:table-cell office:value-type="float" office:value="1518501.2704441" calcext:value-type="float">
            <text:p>1518501.2704441</text:p>
          </table:table-cell>
          <table:table-cell office:value-type="float" office:value="0" calcext:value-type="float">
            <text:p>0</text:p>
          </table:table-cell>
          <table:table-cell office:value-type="float" office:value="1639624863.80125" calcext:value-type="float">
            <text:p>1639624863.80125</text:p>
          </table:table-cell>
          <table:table-cell office:value-type="float" office:value="346200894.494761" calcext:value-type="float">
            <text:p>346200894.494761</text:p>
          </table:table-cell>
          <table:table-cell office:value-type="float" office:value="89594118.2262568" calcext:value-type="float">
            <text:p>89594118.226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249086822.363746" calcext:value-type="float">
            <text:p>249086822.363746</text:p>
          </table:table-cell>
          <table:table-cell office:value-type="float" office:value="24038622.8868194" calcext:value-type="float">
            <text:p>24038622.8868194</text:p>
          </table:table-cell>
          <table:table-cell office:value-type="float" office:value="3280401.81221751" calcext:value-type="float">
            <text:p>3280401.81221751</text:p>
          </table:table-cell>
          <table:table-cell office:value-type="float" office:value="0" calcext:value-type="float">
            <text:p>0</text:p>
          </table:table-cell>
          <table:table-cell office:value-type="float" office:value="1403311952.7034" calcext:value-type="float">
            <text:p>1403311952.7034</text:p>
          </table:table-cell>
          <table:table-cell office:value-type="float" office:value="44553441.5499566" calcext:value-type="float">
            <text:p>44553441.5499566</text:p>
          </table:table-cell>
          <table:table-cell office:value-type="float" office:value="8773439.09117132" calcext:value-type="float">
            <text:p>8773439.09117132</text:p>
          </table:table-cell>
          <table:table-cell office:value-type="float" office:value="43237862.375848" calcext:value-type="float">
            <text:p>43237862.375848</text:p>
          </table:table-cell>
          <table:table-cell office:value-type="float" office:value="843843.802415987" calcext:value-type="float">
            <text:p>843843.802415987</text:p>
          </table:table-cell>
          <table:table-cell office:value-type="float" office:value="0" calcext:value-type="float">
            <text:p>0</text:p>
          </table:table-cell>
          <table:table-cell office:value-type="float" office:value="1240114166.7907" calcext:value-type="float">
            <text:p>1240114166.7907</text:p>
          </table:table-cell>
          <table:table-cell office:value-type="float" office:value="308515546.874504" calcext:value-type="float">
            <text:p>308515546.874504</text:p>
          </table:table-cell>
          <table:table-cell office:value-type="float" office:value="38578209.3813366" calcext:value-type="float">
            <text:p>38578209.381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60779533.676411" calcext:value-type="float">
            <text:p>160779533.676411</text:p>
          </table:table-cell>
          <table:table-cell office:value-type="float" office:value="10728805.5968519" calcext:value-type="float">
            <text:p>10728805.5968519</text:p>
          </table:table-cell>
          <table:table-cell office:value-type="float" office:value="1102885.53573326" calcext:value-type="float">
            <text:p>1102885.53573326</text:p>
          </table:table-cell>
          <table:table-cell office:value-type="float" office:value="0" calcext:value-type="float">
            <text:p>0</text:p>
          </table:table-cell>
          <table:table-cell office:value-type="float" office:value="790528500.077046" calcext:value-type="float">
            <text:p>790528500.077046</text:p>
          </table:table-cell>
          <table:table-cell office:value-type="float" office:value="14263356.6811468" calcext:value-type="float">
            <text:p>14263356.6811468</text:p>
          </table:table-cell>
          <table:table-cell office:value-type="float" office:value="5940792.74452209" calcext:value-type="float">
            <text:p>5940792.74452209</text:p>
          </table:table-cell>
          <table:table-cell office:value-type="float" office:value="12699512.7994419" calcext:value-type="float">
            <text:p>12699512.7994419</text:p>
          </table:table-cell>
          <table:table-cell office:value-type="float" office:value="635267.863495024" calcext:value-type="float">
            <text:p>635267.863495024</text:p>
          </table:table-cell>
          <table:table-cell office:value-type="float" office:value="0" calcext:value-type="float">
            <text:p>0</text:p>
          </table:table-cell>
          <table:table-cell office:value-type="float" office:value="872413689.897373" calcext:value-type="float">
            <text:p>872413689.897373</text:p>
          </table:table-cell>
          <table:table-cell office:value-type="float" office:value="266271948.180682" calcext:value-type="float">
            <text:p>266271948.180682</text:p>
          </table:table-cell>
          <table:table-cell office:value-type="float" office:value="15858677.3246865" calcext:value-type="float">
            <text:p>15858677.324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96556257.8148385" calcext:value-type="float">
            <text:p>96556257.8148385</text:p>
          </table:table-cell>
          <table:table-cell office:value-type="float" office:value="4700062.00274336" calcext:value-type="float">
            <text:p>4700062.00274336</text:p>
          </table:table-cell>
          <table:table-cell office:value-type="float" office:value="81248.9620691983" calcext:value-type="float">
            <text:p>81248.9620691983</text:p>
          </table:table-cell>
          <table:table-cell office:value-type="float" office:value="0" calcext:value-type="float">
            <text:p>0</text:p>
          </table:table-cell>
          <table:table-cell office:value-type="float" office:value="412912011.56652" calcext:value-type="float">
            <text:p>412912011.56652</text:p>
          </table:table-cell>
          <table:table-cell office:value-type="float" office:value="3499780.14596004" calcext:value-type="float">
            <text:p>3499780.14596004</text:p>
          </table:table-cell>
          <table:table-cell office:value-type="float" office:value="6758342.93255308" calcext:value-type="float">
            <text:p>6758342.93255308</text:p>
          </table:table-cell>
          <table:table-cell office:value-type="float" office:value="3094980.60277788" calcext:value-type="float">
            <text:p>3094980.60277788</text:p>
          </table:table-cell>
          <table:table-cell office:value-type="float" office:value="525849.12506127" calcext:value-type="float">
            <text:p>525849.12506127</text:p>
          </table:table-cell>
          <table:table-cell office:value-type="float" office:value="0" calcext:value-type="float">
            <text:p>0</text:p>
          </table:table-cell>
          <table:table-cell office:value-type="float" office:value="572627243.579449" calcext:value-type="float">
            <text:p>572627243.579449</text:p>
          </table:table-cell>
          <table:table-cell office:value-type="float" office:value="207993081.733377" calcext:value-type="float">
            <text:p>207993081.733377</text:p>
          </table:table-cell>
          <table:table-cell office:value-type="float" office:value="7396241.5182961" calcext:value-type="float">
            <text:p>7396241.518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float" office:value="52557683.4655046" calcext:value-type="float">
            <text:p>52557683.4655046</text:p>
          </table:table-cell>
          <table:table-cell office:value-type="float" office:value="1883379.23884532" calcext:value-type="float">
            <text:p>1883379.23884532</text:p>
          </table:table-cell>
          <table:table-cell office:value-type="float" office:value="770.251648874419" calcext:value-type="float">
            <text:p>770.2516488744</text:p>
          </table:table-cell>
          <table:table-cell office:value-type="float" office:value="0" calcext:value-type="float">
            <text:p>0</text:p>
          </table:table-cell>
          <table:table-cell office:value-type="float" office:value="177610059.090298" calcext:value-type="float">
            <text:p>177610059.090298</text:p>
          </table:table-cell>
          <table:table-cell office:value-type="float" office:value="517687.047784535" calcext:value-type="float">
            <text:p>517687.047784535</text:p>
          </table:table-cell>
          <table:table-cell office:value-type="float" office:value="3447250.23478452" calcext:value-type="float">
            <text:p>3447250.23478452</text:p>
          </table:table-cell>
          <table:table-cell office:value-type="float" office:value="380403.134287917" calcext:value-type="float">
            <text:p>380403.134287917</text:p>
          </table:table-cell>
          <table:table-cell office:value-type="float" office:value="399621.842827865" calcext:value-type="float">
            <text:p>399621.842827865</text:p>
          </table:table-cell>
          <table:table-cell office:value-type="float" office:value="0" calcext:value-type="float">
            <text:p>0</text:p>
          </table:table-cell>
          <table:table-cell office:value-type="float" office:value="354280613.602108" calcext:value-type="float">
            <text:p>354280613.602108</text:p>
          </table:table-cell>
          <table:table-cell office:value-type="float" office:value="136781408.159686" calcext:value-type="float">
            <text:p>136781408.159686</text:p>
          </table:table-cell>
          <table:table-cell office:value-type="float" office:value="4372732.11440428" calcext:value-type="float">
            <text:p>4372732.1144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float" office:value="26445127.455867" calcext:value-type="float">
            <text:p>26445127.455867</text:p>
          </table:table-cell>
          <table:table-cell office:value-type="float" office:value="702882.15140939" calcext:value-type="float">
            <text:p>702882.15140939</text:p>
          </table:table-cell>
          <table:table-cell office:value-type="float" office:value="2.14290836399918" calcext:value-type="float">
            <text:p>2.142908364</text:p>
          </table:table-cell>
          <table:table-cell office:value-type="float" office:value="0" calcext:value-type="float">
            <text:p>0</text:p>
          </table:table-cell>
          <table:table-cell office:value-type="float" office:value="62266953.9255327" calcext:value-type="float">
            <text:p>62266953.9255327</text:p>
          </table:table-cell>
          <table:table-cell office:value-type="float" office:value="37748.0139009557" calcext:value-type="float">
            <text:p>37748.0139009557</text:p>
          </table:table-cell>
          <table:table-cell office:value-type="float" office:value="1363145.92899004" calcext:value-type="float">
            <text:p>1363145.92899004</text:p>
          </table:table-cell>
          <table:table-cell office:value-type="float" office:value="38816.6463559099" calcext:value-type="float">
            <text:p>38816.6463559099</text:p>
          </table:table-cell>
          <table:table-cell office:value-type="float" office:value="277440.506308865" calcext:value-type="float">
            <text:p>277440.506308865</text:p>
          </table:table-cell>
          <table:table-cell office:value-type="float" office:value="0" calcext:value-type="float">
            <text:p>0</text:p>
          </table:table-cell>
          <table:table-cell office:value-type="float" office:value="213368560.897474" calcext:value-type="float">
            <text:p>213368560.897474</text:p>
          </table:table-cell>
          <table:table-cell office:value-type="float" office:value="78356167.3165427" calcext:value-type="float">
            <text:p>78356167.3165427</text:p>
          </table:table-cell>
          <table:table-cell office:value-type="float" office:value="2904046.37270503" calcext:value-type="float">
            <text:p>2904046.3727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7902563.8635377" calcext:value-type="float">
            <text:p>87902563.8635377</text:p>
          </table:table-cell>
          <table:table-cell office:value-type="float" office:value="1426551.20887371" calcext:value-type="float">
            <text:p>1426551.20887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278.5545538784" calcext:value-type="float">
            <text:p>19278.5545538784</text:p>
          </table:table-cell>
          <table:table-cell office:value-type="float" office:value="0" calcext:value-type="float">
            <text:p>0</text:p>
          </table:table-cell>
          <table:table-cell office:value-type="float" office:value="457240259.699519" calcext:value-type="float">
            <text:p>457240259.699519</text:p>
          </table:table-cell>
          <table:table-cell office:value-type="float" office:value="32360405.1152679" calcext:value-type="float">
            <text:p>32360405.1152679</text:p>
          </table:table-cell>
          <table:table-cell office:value-type="float" office:value="16425243.0750261" calcext:value-type="float">
            <text:p>16425243.075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6722310.989595" calcext:value-type="float">
            <text:p>126722310.989595</text:p>
          </table:table-cell>
          <table:table-cell office:value-type="float" office:value="3723865.04389049" calcext:value-type="float">
            <text:p>3723865.043890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640.2760166346" calcext:value-type="float">
            <text:p>61640.2760166346</text:p>
          </table:table-cell>
          <table:table-cell office:value-type="float" office:value="0" calcext:value-type="float">
            <text:p>0</text:p>
          </table:table-cell>
          <table:table-cell office:value-type="float" office:value="770640778.382395" calcext:value-type="float">
            <text:p>770640778.382395</text:p>
          </table:table-cell>
          <table:table-cell office:value-type="float" office:value="45557272.4728248" calcext:value-type="float">
            <text:p>45557272.4728248</text:p>
          </table:table-cell>
          <table:table-cell office:value-type="float" office:value="35381847.0799836" calcext:value-type="float">
            <text:p>35381847.079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54634001.107658" calcext:value-type="float">
            <text:p>254634001.107658</text:p>
          </table:table-cell>
          <table:table-cell office:value-type="float" office:value="20978031.5171127" calcext:value-type="float">
            <text:p>20978031.517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1747.877868154" calcext:value-type="float">
            <text:p>461747.877868154</text:p>
          </table:table-cell>
          <table:table-cell office:value-type="float" office:value="0" calcext:value-type="float">
            <text:p>0</text:p>
          </table:table-cell>
          <table:table-cell office:value-type="float" office:value="1851617748.06858" calcext:value-type="float">
            <text:p>1851617748.06858</text:p>
          </table:table-cell>
          <table:table-cell office:value-type="float" office:value="90267772.2138223" calcext:value-type="float">
            <text:p>90267772.2138223</text:p>
          </table:table-cell>
          <table:table-cell office:value-type="float" office:value="118865690.059956" calcext:value-type="float">
            <text:p>118865690.05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28546685.927168" calcext:value-type="float">
            <text:p>428546685.927168</text:p>
          </table:table-cell>
          <table:table-cell office:value-type="float" office:value="72682522.044527" calcext:value-type="float">
            <text:p>72682522.0445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8237.96302578" calcext:value-type="float">
            <text:p>1728237.96302578</text:p>
          </table:table-cell>
          <table:table-cell office:value-type="float" office:value="0" calcext:value-type="float">
            <text:p>0</text:p>
          </table:table-cell>
          <table:table-cell office:value-type="float" office:value="2958600111.85644" calcext:value-type="float">
            <text:p>2958600111.85644</text:p>
          </table:table-cell>
          <table:table-cell office:value-type="float" office:value="181339220.796212" calcext:value-type="float">
            <text:p>181339220.796212</text:p>
          </table:table-cell>
          <table:table-cell office:value-type="float" office:value="228529590.528971" calcext:value-type="float">
            <text:p>228529590.52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318216208.606694" calcext:value-type="float">
            <text:p>318216208.606694</text:p>
          </table:table-cell>
          <table:table-cell office:value-type="float" office:value="138475970.890175" calcext:value-type="float">
            <text:p>138475970.890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79081.57209681" calcext:value-type="float">
            <text:p>2079081.57209681</text:p>
          </table:table-cell>
          <table:table-cell office:value-type="float" office:value="0" calcext:value-type="float">
            <text:p>0</text:p>
          </table:table-cell>
          <table:table-cell office:value-type="float" office:value="1240306651.49385" calcext:value-type="float">
            <text:p>1240306651.49385</text:p>
          </table:table-cell>
          <table:table-cell office:value-type="float" office:value="432962646.072593" calcext:value-type="float">
            <text:p>432962646.072593</text:p>
          </table:table-cell>
          <table:table-cell office:value-type="float" office:value="105516504.09212" calcext:value-type="float">
            <text:p>105516504.09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5345250.974885" calcext:value-type="float">
            <text:p>125345250.974885</text:p>
          </table:table-cell>
          <table:table-cell office:value-type="float" office:value="64386345.2598221" calcext:value-type="float">
            <text:p>64386345.25982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5145.00323809" calcext:value-type="float">
            <text:p>1195145.00323809</text:p>
          </table:table-cell>
          <table:table-cell office:value-type="float" office:value="0" calcext:value-type="float">
            <text:p>0</text:p>
          </table:table-cell>
          <table:table-cell office:value-type="float" office:value="320386869.025494" calcext:value-type="float">
            <text:p>320386869.025494</text:p>
          </table:table-cell>
          <table:table-cell office:value-type="float" office:value="208019789.098688" calcext:value-type="float">
            <text:p>208019789.098688</text:p>
          </table:table-cell>
          <table:table-cell office:value-type="float" office:value="67745819.2871266" calcext:value-type="float">
            <text:p>67745819.287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112115711.749973" calcext:value-type="float">
            <text:p>112115711.749973</text:p>
          </table:table-cell>
          <table:table-cell office:value-type="float" office:value="58930336.4721289" calcext:value-type="float">
            <text:p>58930336.4721289</text:p>
          </table:table-cell>
          <table:table-cell office:value-type="float" office:value="59652751.1055791" calcext:value-type="float">
            <text:p>59652751.1055791</text:p>
          </table:table-cell>
          <table:table-cell office:value-type="float" office:value="0" calcext:value-type="float">
            <text:p>0</text:p>
          </table:table-cell>
          <table:table-cell office:value-type="float" office:value="138391401.187899" calcext:value-type="float">
            <text:p>138391401.187899</text:p>
          </table:table-cell>
          <table:table-cell office:value-type="float" office:value="0" calcext:value-type="float">
            <text:p>0</text:p>
          </table:table-cell>
          <table:table-cell office:value-type="float" office:value="2708621.21422895" calcext:value-type="float">
            <text:p>2708621.21422895</text:p>
          </table:table-cell>
          <table:table-cell office:value-type="float" office:value="0" calcext:value-type="float">
            <text:p>0</text:p>
          </table:table-cell>
          <table:table-cell office:value-type="float" office:value="1422402.23400947" calcext:value-type="float">
            <text:p>1422402.23400947</text:p>
          </table:table-cell>
          <table:table-cell office:value-type="float" office:value="0" calcext:value-type="float">
            <text:p>0</text:p>
          </table:table-cell>
          <table:table-cell office:value-type="float" office:value="281975314.022551" calcext:value-type="float">
            <text:p>281975314.022551</text:p>
          </table:table-cell>
          <table:table-cell office:value-type="float" office:value="165421035.432803" calcext:value-type="float">
            <text:p>165421035.432803</text:p>
          </table:table-cell>
          <table:table-cell office:value-type="float" office:value="88411667.221475" calcext:value-type="float">
            <text:p>88411667.22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09828551.655625" calcext:value-type="float">
            <text:p>109828551.655625</text:p>
          </table:table-cell>
          <table:table-cell office:value-type="float" office:value="59564763.1557807" calcext:value-type="float">
            <text:p>59564763.1557807</text:p>
          </table:table-cell>
          <table:table-cell office:value-type="float" office:value="44771270.9629122" calcext:value-type="float">
            <text:p>44771270.9629122</text:p>
          </table:table-cell>
          <table:table-cell office:value-type="float" office:value="0" calcext:value-type="float">
            <text:p>0</text:p>
          </table:table-cell>
          <table:table-cell office:value-type="float" office:value="327234248.533655" calcext:value-type="float">
            <text:p>327234248.533655</text:p>
          </table:table-cell>
          <table:table-cell office:value-type="float" office:value="26962.8670721112" calcext:value-type="float">
            <text:p>26962.8670721112</text:p>
          </table:table-cell>
          <table:table-cell office:value-type="float" office:value="21820831.9520458" calcext:value-type="float">
            <text:p>21820831.9520458</text:p>
          </table:table-cell>
          <table:table-cell office:value-type="float" office:value="287243.183033733" calcext:value-type="float">
            <text:p>287243.183033733</text:p>
          </table:table-cell>
          <table:table-cell office:value-type="float" office:value="1662630.56086631" calcext:value-type="float">
            <text:p>1662630.56086631</text:p>
          </table:table-cell>
          <table:table-cell office:value-type="float" office:value="0" calcext:value-type="float">
            <text:p>0</text:p>
          </table:table-cell>
          <table:table-cell office:value-type="float" office:value="275210773.850933" calcext:value-type="float">
            <text:p>275210773.850933</text:p>
          </table:table-cell>
          <table:table-cell office:value-type="float" office:value="143266808.94308" calcext:value-type="float">
            <text:p>143266808.94308</text:p>
          </table:table-cell>
          <table:table-cell office:value-type="float" office:value="124029645.883011" calcext:value-type="float">
            <text:p>124029645.88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121100055.453391" calcext:value-type="float">
            <text:p>121100055.453391</text:p>
          </table:table-cell>
          <table:table-cell office:value-type="float" office:value="67518391.9517982" calcext:value-type="float">
            <text:p>67518391.9517982</text:p>
          </table:table-cell>
          <table:table-cell office:value-type="float" office:value="41416399.1957615" calcext:value-type="float">
            <text:p>41416399.1957615</text:p>
          </table:table-cell>
          <table:table-cell office:value-type="float" office:value="0" calcext:value-type="float">
            <text:p>0</text:p>
          </table:table-cell>
          <table:table-cell office:value-type="float" office:value="504429830.152208" calcext:value-type="float">
            <text:p>504429830.152208</text:p>
          </table:table-cell>
          <table:table-cell office:value-type="float" office:value="70103.4543874891" calcext:value-type="float">
            <text:p>70103.4543874891</text:p>
          </table:table-cell>
          <table:table-cell office:value-type="float" office:value="113217271.3559" calcext:value-type="float">
            <text:p>113217271.3559</text:p>
          </table:table-cell>
          <table:table-cell office:value-type="float" office:value="514967.508321738" calcext:value-type="float">
            <text:p>514967.508321738</text:p>
          </table:table-cell>
          <table:table-cell office:value-type="float" office:value="1604508.10548186" calcext:value-type="float">
            <text:p>1604508.10548186</text:p>
          </table:table-cell>
          <table:table-cell office:value-type="float" office:value="0" calcext:value-type="float">
            <text:p>0</text:p>
          </table:table-cell>
          <table:table-cell office:value-type="float" office:value="292881408.012936" calcext:value-type="float">
            <text:p>292881408.012936</text:p>
          </table:table-cell>
          <table:table-cell office:value-type="float" office:value="140245935.793204" calcext:value-type="float">
            <text:p>140245935.793204</text:p>
          </table:table-cell>
          <table:table-cell office:value-type="float" office:value="160696157.068171" calcext:value-type="float">
            <text:p>160696157.06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144754712.714543" calcext:value-type="float">
            <text:p>144754712.714543</text:p>
          </table:table-cell>
          <table:table-cell office:value-type="float" office:value="98183710.3805026" calcext:value-type="float">
            <text:p>98183710.3805026</text:p>
          </table:table-cell>
          <table:table-cell office:value-type="float" office:value="48181403.2110263" calcext:value-type="float">
            <text:p>48181403.2110263</text:p>
          </table:table-cell>
          <table:table-cell office:value-type="float" office:value="0" calcext:value-type="float">
            <text:p>0</text:p>
          </table:table-cell>
          <table:table-cell office:value-type="float" office:value="708135116.923663" calcext:value-type="float">
            <text:p>708135116.923663</text:p>
          </table:table-cell>
          <table:table-cell office:value-type="float" office:value="172562.349261512" calcext:value-type="float">
            <text:p>172562.349261512</text:p>
          </table:table-cell>
          <table:table-cell office:value-type="float" office:value="157481230.266728" calcext:value-type="float">
            <text:p>157481230.266728</text:p>
          </table:table-cell>
          <table:table-cell office:value-type="float" office:value="703875.187253833" calcext:value-type="float">
            <text:p>703875.187253833</text:p>
          </table:table-cell>
          <table:table-cell office:value-type="float" office:value="1423313.53623948" calcext:value-type="float">
            <text:p>1423313.53623948</text:p>
          </table:table-cell>
          <table:table-cell office:value-type="float" office:value="0" calcext:value-type="float">
            <text:p>0</text:p>
          </table:table-cell>
          <table:table-cell office:value-type="float" office:value="339327156.970626" calcext:value-type="float">
            <text:p>339327156.970626</text:p>
          </table:table-cell>
          <table:table-cell office:value-type="float" office:value="154533900.040572" calcext:value-type="float">
            <text:p>154533900.040572</text:p>
          </table:table-cell>
          <table:table-cell office:value-type="float" office:value="104185882.133831" calcext:value-type="float">
            <text:p>104185882.133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178590109.581909" calcext:value-type="float">
            <text:p>178590109.581909</text:p>
          </table:table-cell>
          <table:table-cell office:value-type="float" office:value="123485569.594617" calcext:value-type="float">
            <text:p>123485569.594617</text:p>
          </table:table-cell>
          <table:table-cell office:value-type="float" office:value="56929621.401274" calcext:value-type="float">
            <text:p>56929621.401274</text:p>
          </table:table-cell>
          <table:table-cell office:value-type="float" office:value="0" calcext:value-type="float">
            <text:p>0</text:p>
          </table:table-cell>
          <table:table-cell office:value-type="float" office:value="966188583.197108" calcext:value-type="float">
            <text:p>966188583.197108</text:p>
          </table:table-cell>
          <table:table-cell office:value-type="float" office:value="2852671.33622937" calcext:value-type="float">
            <text:p>2852671.33622937</text:p>
          </table:table-cell>
          <table:table-cell office:value-type="float" office:value="280757377.756503" calcext:value-type="float">
            <text:p>280757377.756503</text:p>
          </table:table-cell>
          <table:table-cell office:value-type="float" office:value="6732100.36632664" calcext:value-type="float">
            <text:p>6732100.36632664</text:p>
          </table:table-cell>
          <table:table-cell office:value-type="float" office:value="1135918.48739037" calcext:value-type="float">
            <text:p>1135918.48739037</text:p>
          </table:table-cell>
          <table:table-cell office:value-type="float" office:value="0" calcext:value-type="float">
            <text:p>0</text:p>
          </table:table-cell>
          <table:table-cell office:value-type="float" office:value="394895482.214222" calcext:value-type="float">
            <text:p>394895482.214222</text:p>
          </table:table-cell>
          <table:table-cell office:value-type="float" office:value="174221073.140461" calcext:value-type="float">
            <text:p>174221073.140461</text:p>
          </table:table-cell>
          <table:table-cell office:value-type="float" office:value="126446044.008519" calcext:value-type="float">
            <text:p>126446044.00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409882799.904886" calcext:value-type="float">
            <text:p>409882799.904886</text:p>
          </table:table-cell>
          <table:table-cell office:value-type="float" office:value="347130162.832812" calcext:value-type="float">
            <text:p>347130162.832812</text:p>
          </table:table-cell>
          <table:table-cell office:value-type="float" office:value="140198842.90612" calcext:value-type="float">
            <text:p>140198842.90612</text:p>
          </table:table-cell>
          <table:table-cell office:value-type="float" office:value="0" calcext:value-type="float">
            <text:p>0</text:p>
          </table:table-cell>
          <table:table-cell office:value-type="float" office:value="3608182230.0132" calcext:value-type="float">
            <text:p>3608182230.0132</text:p>
          </table:table-cell>
          <table:table-cell office:value-type="float" office:value="4885671.51346655" calcext:value-type="float">
            <text:p>4885671.51346655</text:p>
          </table:table-cell>
          <table:table-cell office:value-type="float" office:value="1204801002.12525" calcext:value-type="float">
            <text:p>1204801002.12525</text:p>
          </table:table-cell>
          <table:table-cell office:value-type="float" office:value="8139850.74083431" calcext:value-type="float">
            <text:p>8139850.74083431</text:p>
          </table:table-cell>
          <table:table-cell office:value-type="float" office:value="892126.687671893" calcext:value-type="float">
            <text:p>892126.687671893</text:p>
          </table:table-cell>
          <table:table-cell office:value-type="float" office:value="0" calcext:value-type="float">
            <text:p>0</text:p>
          </table:table-cell>
          <table:table-cell office:value-type="float" office:value="726879160.275316" calcext:value-type="float">
            <text:p>726879160.275316</text:p>
          </table:table-cell>
          <table:table-cell office:value-type="float" office:value="291236865.209102" calcext:value-type="float">
            <text:p>291236865.209102</text:p>
          </table:table-cell>
          <table:table-cell office:value-type="float" office:value="266227645.614639" calcext:value-type="float">
            <text:p>266227645.614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600097750.242058" calcext:value-type="float">
            <text:p>600097750.242058</text:p>
          </table:table-cell>
          <table:table-cell office:value-type="float" office:value="586844890.972838" calcext:value-type="float">
            <text:p>586844890.972838</text:p>
          </table:table-cell>
          <table:table-cell office:value-type="float" office:value="253507797.737937" calcext:value-type="float">
            <text:p>253507797.737937</text:p>
          </table:table-cell>
          <table:table-cell office:value-type="float" office:value="0" calcext:value-type="float">
            <text:p>0</text:p>
          </table:table-cell>
          <table:table-cell office:value-type="float" office:value="7052250048.0028" calcext:value-type="float">
            <text:p>7052250048.0028</text:p>
          </table:table-cell>
          <table:table-cell office:value-type="float" office:value="22756659.8088619" calcext:value-type="float">
            <text:p>22756659.8088619</text:p>
          </table:table-cell>
          <table:table-cell office:value-type="float" office:value="2389805677.01209" calcext:value-type="float">
            <text:p>2389805677.01209</text:p>
          </table:table-cell>
          <table:table-cell office:value-type="float" office:value="26150774.6499765" calcext:value-type="float">
            <text:p>26150774.6499765</text:p>
          </table:table-cell>
          <table:table-cell office:value-type="float" office:value="1574975.7339776" calcext:value-type="float">
            <text:p>1574975.7339776</text:p>
          </table:table-cell>
          <table:table-cell office:value-type="float" office:value="0" calcext:value-type="float">
            <text:p>0</text:p>
          </table:table-cell>
          <table:table-cell office:value-type="float" office:value="934997638.416409" calcext:value-type="float">
            <text:p>934997638.416409</text:p>
          </table:table-cell>
          <table:table-cell office:value-type="float" office:value="363396458.116124" calcext:value-type="float">
            <text:p>363396458.116124</text:p>
          </table:table-cell>
          <table:table-cell office:value-type="float" office:value="339646418.636992" calcext:value-type="float">
            <text:p>339646418.636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float" office:value="758326680.232236" calcext:value-type="float">
            <text:p>758326680.232236</text:p>
          </table:table-cell>
          <table:table-cell office:value-type="float" office:value="806875929.38183" calcext:value-type="float">
            <text:p>806875929.38183</text:p>
          </table:table-cell>
          <table:table-cell office:value-type="float" office:value="520511936.533861" calcext:value-type="float">
            <text:p>520511936.533861</text:p>
          </table:table-cell>
          <table:table-cell office:value-type="float" office:value="0" calcext:value-type="float">
            <text:p>0</text:p>
          </table:table-cell>
          <table:table-cell office:value-type="float" office:value="10764845656.2671" calcext:value-type="float">
            <text:p>10764845656.2671</text:p>
          </table:table-cell>
          <table:table-cell office:value-type="float" office:value="38670143.9548219" calcext:value-type="float">
            <text:p>38670143.9548219</text:p>
          </table:table-cell>
          <table:table-cell office:value-type="float" office:value="3834527120.33655" calcext:value-type="float">
            <text:p>3834527120.33655</text:p>
          </table:table-cell>
          <table:table-cell office:value-type="float" office:value="20088908.3773952" calcext:value-type="float">
            <text:p>20088908.3773952</text:p>
          </table:table-cell>
          <table:table-cell office:value-type="float" office:value="8378333.98704684" calcext:value-type="float">
            <text:p>8378333.98704684</text:p>
          </table:table-cell>
          <table:table-cell office:value-type="float" office:value="0" calcext:value-type="float">
            <text:p>0</text:p>
          </table:table-cell>
          <table:table-cell office:value-type="float" office:value="989996692.263929" calcext:value-type="float">
            <text:p>989996692.263929</text:p>
          </table:table-cell>
          <table:table-cell office:value-type="float" office:value="385328384.760362" calcext:value-type="float">
            <text:p>385328384.760362</text:p>
          </table:table-cell>
          <table:table-cell office:value-type="float" office:value="307038002.28581" calcext:value-type="float">
            <text:p>307038002.28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float" office:value="577376826.127686" calcext:value-type="float">
            <text:p>577376826.127686</text:p>
          </table:table-cell>
          <table:table-cell office:value-type="float" office:value="461594761.514166" calcext:value-type="float">
            <text:p>461594761.514166</text:p>
          </table:table-cell>
          <table:table-cell office:value-type="float" office:value="269009305.012437" calcext:value-type="float">
            <text:p>269009305.012437</text:p>
          </table:table-cell>
          <table:table-cell office:value-type="float" office:value="0" calcext:value-type="float">
            <text:p>0</text:p>
          </table:table-cell>
          <table:table-cell office:value-type="float" office:value="8094653216.39529" calcext:value-type="float">
            <text:p>8094653216.39529</text:p>
          </table:table-cell>
          <table:table-cell office:value-type="float" office:value="21564901.0842745" calcext:value-type="float">
            <text:p>21564901.0842745</text:p>
          </table:table-cell>
          <table:table-cell office:value-type="float" office:value="2695266866.24099" calcext:value-type="float">
            <text:p>2695266866.24099</text:p>
          </table:table-cell>
          <table:table-cell office:value-type="float" office:value="7680520.42562271" calcext:value-type="float">
            <text:p>7680520.42562271</text:p>
          </table:table-cell>
          <table:table-cell office:value-type="float" office:value="3315716.23871291" calcext:value-type="float">
            <text:p>3315716.23871291</text:p>
          </table:table-cell>
          <table:table-cell office:value-type="float" office:value="0" calcext:value-type="float">
            <text:p>0</text:p>
          </table:table-cell>
          <table:table-cell office:value-type="float" office:value="700430805.299842" calcext:value-type="float">
            <text:p>700430805.299842</text:p>
          </table:table-cell>
          <table:table-cell office:value-type="float" office:value="293662320.680918" calcext:value-type="float">
            <text:p>293662320.680918</text:p>
          </table:table-cell>
          <table:table-cell office:value-type="float" office:value="217126980.627677" calcext:value-type="float">
            <text:p>217126980.62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float" office:value="374869366.847824" calcext:value-type="float">
            <text:p>374869366.847824</text:p>
          </table:table-cell>
          <table:table-cell office:value-type="float" office:value="175183925.856533" calcext:value-type="float">
            <text:p>175183925.856533</text:p>
          </table:table-cell>
          <table:table-cell office:value-type="float" office:value="60310538.4746448" calcext:value-type="float">
            <text:p>60310538.4746448</text:p>
          </table:table-cell>
          <table:table-cell office:value-type="float" office:value="0" calcext:value-type="float">
            <text:p>0</text:p>
          </table:table-cell>
          <table:table-cell office:value-type="float" office:value="4444929819.04711" calcext:value-type="float">
            <text:p>4444929819.04711</text:p>
          </table:table-cell>
          <table:table-cell office:value-type="float" office:value="3898830.57862728" calcext:value-type="float">
            <text:p>3898830.57862728</text:p>
          </table:table-cell>
          <table:table-cell office:value-type="float" office:value="1179563199.17455" calcext:value-type="float">
            <text:p>1179563199.17455</text:p>
          </table:table-cell>
          <table:table-cell office:value-type="float" office:value="1401280.93344835" calcext:value-type="float">
            <text:p>1401280.93344835</text:p>
          </table:table-cell>
          <table:table-cell office:value-type="float" office:value="791372.197788848" calcext:value-type="float">
            <text:p>791372.197788848</text:p>
          </table:table-cell>
          <table:table-cell office:value-type="float" office:value="0" calcext:value-type="float">
            <text:p>0</text:p>
          </table:table-cell>
          <table:table-cell office:value-type="float" office:value="424808835.247991" calcext:value-type="float">
            <text:p>424808835.247991</text:p>
          </table:table-cell>
          <table:table-cell office:value-type="float" office:value="227022685.708823" calcext:value-type="float">
            <text:p>227022685.708823</text:p>
          </table:table-cell>
          <table:table-cell office:value-type="float" office:value="121179898.880981" calcext:value-type="float">
            <text:p>121179898.88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float" office:value="296561889.766309" calcext:value-type="float">
            <text:p>296561889.766309</text:p>
          </table:table-cell>
          <table:table-cell office:value-type="float" office:value="108846879.718716" calcext:value-type="float">
            <text:p>108846879.718716</text:p>
          </table:table-cell>
          <table:table-cell office:value-type="float" office:value="28586427.0921287" calcext:value-type="float">
            <text:p>28586427.0921287</text:p>
          </table:table-cell>
          <table:table-cell office:value-type="float" office:value="0" calcext:value-type="float">
            <text:p>0</text:p>
          </table:table-cell>
          <table:table-cell office:value-type="float" office:value="3334472033.92434" calcext:value-type="float">
            <text:p>3334472033.92434</text:p>
          </table:table-cell>
          <table:table-cell office:value-type="float" office:value="884382.039965248" calcext:value-type="float">
            <text:p>884382.039965248</text:p>
          </table:table-cell>
          <table:table-cell office:value-type="float" office:value="555733352.89635" calcext:value-type="float">
            <text:p>555733352.89635</text:p>
          </table:table-cell>
          <table:table-cell office:value-type="float" office:value="335117.046872689" calcext:value-type="float">
            <text:p>335117.046872689</text:p>
          </table:table-cell>
          <table:table-cell office:value-type="float" office:value="424038.230620746" calcext:value-type="float">
            <text:p>424038.230620746</text:p>
          </table:table-cell>
          <table:table-cell office:value-type="float" office:value="0" calcext:value-type="float">
            <text:p>0</text:p>
          </table:table-cell>
          <table:table-cell office:value-type="float" office:value="334318115.371941" calcext:value-type="float">
            <text:p>334318115.371941</text:p>
          </table:table-cell>
          <table:table-cell office:value-type="float" office:value="212446309.114352" calcext:value-type="float">
            <text:p>212446309.114352</text:p>
          </table:table-cell>
          <table:table-cell office:value-type="float" office:value="67170821.0465148" calcext:value-type="float">
            <text:p>67170821.0465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230178006.435896" calcext:value-type="float">
            <text:p>230178006.435896</text:p>
          </table:table-cell>
          <table:table-cell office:value-type="float" office:value="69821272.8612443" calcext:value-type="float">
            <text:p>69821272.8612443</text:p>
          </table:table-cell>
          <table:table-cell office:value-type="float" office:value="13810251.7171701" calcext:value-type="float">
            <text:p>13810251.7171701</text:p>
          </table:table-cell>
          <table:table-cell office:value-type="float" office:value="0" calcext:value-type="float">
            <text:p>0</text:p>
          </table:table-cell>
          <table:table-cell office:value-type="float" office:value="2414623326.3232" calcext:value-type="float">
            <text:p>2414623326.3232</text:p>
          </table:table-cell>
          <table:table-cell office:value-type="float" office:value="415228.152910513" calcext:value-type="float">
            <text:p>415228.152910513</text:p>
          </table:table-cell>
          <table:table-cell office:value-type="float" office:value="205587689.629131" calcext:value-type="float">
            <text:p>205587689.629131</text:p>
          </table:table-cell>
          <table:table-cell office:value-type="float" office:value="148797.144364321" calcext:value-type="float">
            <text:p>148797.144364321</text:p>
          </table:table-cell>
          <table:table-cell office:value-type="float" office:value="18711.1182613954" calcext:value-type="float">
            <text:p>18711.1182613954</text:p>
          </table:table-cell>
          <table:table-cell office:value-type="float" office:value="0" calcext:value-type="float">
            <text:p>0</text:p>
          </table:table-cell>
          <table:table-cell office:value-type="float" office:value="280740854.184898" calcext:value-type="float">
            <text:p>280740854.184898</text:p>
          </table:table-cell>
          <table:table-cell office:value-type="float" office:value="208171576.04821" calcext:value-type="float">
            <text:p>208171576.04821</text:p>
          </table:table-cell>
          <table:table-cell office:value-type="float" office:value="30673046.0871899" calcext:value-type="float">
            <text:p>30673046.087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170541382.533474" calcext:value-type="float">
            <text:p>170541382.533474</text:p>
          </table:table-cell>
          <table:table-cell office:value-type="float" office:value="44304112.3108493" calcext:value-type="float">
            <text:p>44304112.3108493</text:p>
          </table:table-cell>
          <table:table-cell office:value-type="float" office:value="6245314.11025739" calcext:value-type="float">
            <text:p>6245314.11025739</text:p>
          </table:table-cell>
          <table:table-cell office:value-type="float" office:value="0" calcext:value-type="float">
            <text:p>0</text:p>
          </table:table-cell>
          <table:table-cell office:value-type="float" office:value="1752077796.14953" calcext:value-type="float">
            <text:p>1752077796.14953</text:p>
          </table:table-cell>
          <table:table-cell office:value-type="float" office:value="64710.8809730669" calcext:value-type="float">
            <text:p>64710.8809730669</text:p>
          </table:table-cell>
          <table:table-cell office:value-type="float" office:value="91275982.5235245" calcext:value-type="float">
            <text:p>91275982.5235245</text:p>
          </table:table-cell>
          <table:table-cell office:value-type="float" office:value="41404.4227796372" calcext:value-type="float">
            <text:p>41404.4227796372</text:p>
          </table:table-cell>
          <table:table-cell office:value-type="float" office:value="3.20030916356205" calcext:value-type="float">
            <text:p>3.2003091636</text:p>
          </table:table-cell>
          <table:table-cell office:value-type="float" office:value="0" calcext:value-type="float">
            <text:p>0</text:p>
          </table:table-cell>
          <table:table-cell office:value-type="float" office:value="255217579.75169" calcext:value-type="float">
            <text:p>255217579.75169</text:p>
          </table:table-cell>
          <table:table-cell office:value-type="float" office:value="202130653.775372" calcext:value-type="float">
            <text:p>202130653.775372</text:p>
          </table:table-cell>
          <table:table-cell office:value-type="float" office:value="15361227.2908739" calcext:value-type="float">
            <text:p>15361227.290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115044766.965341" calcext:value-type="float">
            <text:p>115044766.965341</text:p>
          </table:table-cell>
          <table:table-cell office:value-type="float" office:value="25251650.6106548" calcext:value-type="float">
            <text:p>25251650.6106548</text:p>
          </table:table-cell>
          <table:table-cell office:value-type="float" office:value="2355302.27088813" calcext:value-type="float">
            <text:p>2355302.27088813</text:p>
          </table:table-cell>
          <table:table-cell office:value-type="float" office:value="0" calcext:value-type="float">
            <text:p>0</text:p>
          </table:table-cell>
          <table:table-cell office:value-type="float" office:value="1120830117.40657" calcext:value-type="float">
            <text:p>1120830117.40657</text:p>
          </table:table-cell>
          <table:table-cell office:value-type="float" office:value="10785.1468288445" calcext:value-type="float">
            <text:p>10785.1468288445</text:p>
          </table:table-cell>
          <table:table-cell office:value-type="float" office:value="46737815.4247994" calcext:value-type="float">
            <text:p>46737815.4247994</text:p>
          </table:table-cell>
          <table:table-cell office:value-type="float" office:value="7763.32927118198" calcext:value-type="float">
            <text:p>7763.329271182</text:p>
          </table:table-cell>
          <table:table-cell office:value-type="float" office:value="0.0000000859638482363391" calcext:value-type="float">
            <text:p>0.000000086</text:p>
          </table:table-cell>
          <table:table-cell office:value-type="float" office:value="0" calcext:value-type="float">
            <text:p>0</text:p>
          </table:table-cell>
          <table:table-cell office:value-type="float" office:value="241102592.753523" calcext:value-type="float">
            <text:p>241102592.753523</text:p>
          </table:table-cell>
          <table:table-cell office:value-type="float" office:value="170015054.999284" calcext:value-type="float">
            <text:p>170015054.999284</text:p>
          </table:table-cell>
          <table:table-cell office:value-type="float" office:value="9676499.11185786" calcext:value-type="float">
            <text:p>9676499.111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72463005.7704233" calcext:value-type="float">
            <text:p>72463005.7704233</text:p>
          </table:table-cell>
          <table:table-cell office:value-type="float" office:value="15891314.1234706" calcext:value-type="float">
            <text:p>15891314.1234706</text:p>
          </table:table-cell>
          <table:table-cell office:value-type="float" office:value="843349.687628307" calcext:value-type="float">
            <text:p>843349.687628307</text:p>
          </table:table-cell>
          <table:table-cell office:value-type="float" office:value="0" calcext:value-type="float">
            <text:p>0</text:p>
          </table:table-cell>
          <table:table-cell office:value-type="float" office:value="622110537.407609" calcext:value-type="float">
            <text:p>622110537.407609</text:p>
          </table:table-cell>
          <table:table-cell office:value-type="float" office:value="0" calcext:value-type="float">
            <text:p>0</text:p>
          </table:table-cell>
          <table:table-cell office:value-type="float" office:value="17359657.9040006" calcext:value-type="float">
            <text:p>17359657.9040006</text:p>
          </table:table-cell>
          <table:table-cell office:value-type="float" office:value="0" calcext:value-type="float">
            <text:p>0</text:p>
          </table:table-cell>
          <table:table-cell office:value-type="float" office:value="0.0000000727445484722936" calcext:value-type="float">
            <text:p>7.27445484722936E-08</text:p>
          </table:table-cell>
          <table:table-cell office:value-type="float" office:value="0" calcext:value-type="float">
            <text:p>0</text:p>
          </table:table-cell>
          <table:table-cell office:value-type="float" office:value="239165981.726941" calcext:value-type="float">
            <text:p>239165981.726941</text:p>
          </table:table-cell>
          <table:table-cell office:value-type="float" office:value="135994701.956189" calcext:value-type="float">
            <text:p>135994701.956189</text:p>
          </table:table-cell>
          <table:table-cell office:value-type="float" office:value="3876389.57580601" calcext:value-type="float">
            <text:p>3876389.5758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ree-whee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otorcycle passenger</text:p>
          </table:table-cell>
          <table:table-cell office:value-type="string" calcext:value-type="string">
            <text:p>Three-wheel passenger</text:p>
          </table:table-cell>
          <table:table-cell office:value-type="string" calcext:value-type="string">
            <text:p>Car passenger</text:p>
          </table:table-cell>
          <table:table-cell office:value-type="string" calcext:value-type="string">
            <text:p>Bus passen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912371.0568905" calcext:value-type="float">
            <text:p>89912371.0568905</text:p>
          </table:table-cell>
          <table:table-cell office:value-type="float" office:value="1525661.80714545" calcext:value-type="float">
            <text:p>1525661.80714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7.76527533085" calcext:value-type="float">
            <text:p>2877.7652753309</text:p>
          </table:table-cell>
          <table:table-cell office:value-type="float" office:value="0" calcext:value-type="float">
            <text:p>0</text:p>
          </table:table-cell>
          <table:table-cell office:value-type="float" office:value="496710730.582328" calcext:value-type="float">
            <text:p>496710730.582328</text:p>
          </table:table-cell>
          <table:table-cell office:value-type="float" office:value="30935289.9282865" calcext:value-type="float">
            <text:p>30935289.9282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31087942.2907" calcext:value-type="float">
            <text:p>131087942.2907</text:p>
          </table:table-cell>
          <table:table-cell office:value-type="float" office:value="3409152.7834352" calcext:value-type="float">
            <text:p>3409152.7834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43.1606589887" calcext:value-type="float">
            <text:p>12343.1606589887</text:p>
          </table:table-cell>
          <table:table-cell office:value-type="float" office:value="0" calcext:value-type="float">
            <text:p>0</text:p>
          </table:table-cell>
          <table:table-cell office:value-type="float" office:value="812070777.369759" calcext:value-type="float">
            <text:p>812070777.369759</text:p>
          </table:table-cell>
          <table:table-cell office:value-type="float" office:value="44808665.9082749" calcext:value-type="float">
            <text:p>44808665.9082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68866220.619811" calcext:value-type="float">
            <text:p>268866220.619811</text:p>
          </table:table-cell>
          <table:table-cell office:value-type="float" office:value="15986936.2999794" calcext:value-type="float">
            <text:p>15986936.29997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763.890128587" calcext:value-type="float">
            <text:p>165763.890128587</text:p>
          </table:table-cell>
          <table:table-cell office:value-type="float" office:value="0" calcext:value-type="float">
            <text:p>0</text:p>
          </table:table-cell>
          <table:table-cell office:value-type="float" office:value="1912759711.03119" calcext:value-type="float">
            <text:p>1912759711.03119</text:p>
          </table:table-cell>
          <table:table-cell office:value-type="float" office:value="95034301.6568659" calcext:value-type="float">
            <text:p>95034301.6568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62776258.939015" calcext:value-type="float">
            <text:p>462776258.939015</text:p>
          </table:table-cell>
          <table:table-cell office:value-type="float" office:value="42609026.6287542" calcext:value-type="float">
            <text:p>42609026.62875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5062.147252947" calcext:value-type="float">
            <text:p>905062.147252947</text:p>
          </table:table-cell>
          <table:table-cell office:value-type="float" office:value="0" calcext:value-type="float">
            <text:p>0</text:p>
          </table:table-cell>
          <table:table-cell office:value-type="float" office:value="3125902419.29657" calcext:value-type="float">
            <text:p>3125902419.29657</text:p>
          </table:table-cell>
          <table:table-cell office:value-type="float" office:value="197787977.045461" calcext:value-type="float">
            <text:p>197787977.045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354769810.98639" calcext:value-type="float">
            <text:p>354769810.98639</text:p>
          </table:table-cell>
          <table:table-cell office:value-type="float" office:value="30568524.3437397" calcext:value-type="float">
            <text:p>30568524.3437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9959.47888536" calcext:value-type="float">
            <text:p>1419959.47888536</text:p>
          </table:table-cell>
          <table:table-cell office:value-type="float" office:value="0" calcext:value-type="float">
            <text:p>0</text:p>
          </table:table-cell>
          <table:table-cell office:value-type="float" office:value="1622860620.6366" calcext:value-type="float">
            <text:p>1622860620.6366</text:p>
          </table:table-cell>
          <table:table-cell office:value-type="float" office:value="455097710.513236" calcext:value-type="float">
            <text:p>455097710.513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M</text:p>
          </table:table-cell>
          <table:table-cell office:value-type="float" office:value="132574875.514884" calcext:value-type="float">
            <text:p>132574875.514884</text:p>
          </table:table-cell>
          <table:table-cell office:value-type="float" office:value="11523249.6091336" calcext:value-type="float">
            <text:p>11523249.6091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113.422113409" calcext:value-type="float">
            <text:p>585113.422113409</text:p>
          </table:table-cell>
          <table:table-cell office:value-type="float" office:value="0" calcext:value-type="float">
            <text:p>0</text:p>
          </table:table-cell>
          <table:table-cell office:value-type="float" office:value="444320423.503487" calcext:value-type="float">
            <text:p>444320423.503487</text:p>
          </table:table-cell>
          <table:table-cell office:value-type="float" office:value="248399737.414738" calcext:value-type="float">
            <text:p>248399737.414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M</text:p>
          </table:table-cell>
          <table:table-cell office:value-type="float" office:value="116694215.729215" calcext:value-type="float">
            <text:p>116694215.729215</text:p>
          </table:table-cell>
          <table:table-cell office:value-type="float" office:value="11338972.8438317" calcext:value-type="float">
            <text:p>11338972.8438317</text:p>
          </table:table-cell>
          <table:table-cell office:value-type="float" office:value="16938250.6759402" calcext:value-type="float">
            <text:p>16938250.6759402</text:p>
          </table:table-cell>
          <table:table-cell office:value-type="float" office:value="0" calcext:value-type="float">
            <text:p>0</text:p>
          </table:table-cell>
          <table:table-cell office:value-type="float" office:value="156888015.81403" calcext:value-type="float">
            <text:p>156888015.81403</text:p>
          </table:table-cell>
          <table:table-cell office:value-type="float" office:value="0" calcext:value-type="float">
            <text:p>0</text:p>
          </table:table-cell>
          <table:table-cell office:value-type="float" office:value="638088.777539114" calcext:value-type="float">
            <text:p>638088.777539114</text:p>
          </table:table-cell>
          <table:table-cell office:value-type="float" office:value="0" calcext:value-type="float">
            <text:p>0</text:p>
          </table:table-cell>
          <table:table-cell office:value-type="float" office:value="381951477.839449" calcext:value-type="float">
            <text:p>381951477.839449</text:p>
          </table:table-cell>
          <table:table-cell office:value-type="float" office:value="213948476.132066" calcext:value-type="float">
            <text:p>213948476.132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M</text:p>
          </table:table-cell>
          <table:table-cell office:value-type="float" office:value="114148995.462462" calcext:value-type="float">
            <text:p>114148995.462462</text:p>
          </table:table-cell>
          <table:table-cell office:value-type="float" office:value="12234666.4127371" calcext:value-type="float">
            <text:p>12234666.4127371</text:p>
          </table:table-cell>
          <table:table-cell office:value-type="float" office:value="6246598.67322457" calcext:value-type="float">
            <text:p>6246598.67322457</text:p>
          </table:table-cell>
          <table:table-cell office:value-type="float" office:value="0" calcext:value-type="float">
            <text:p>0</text:p>
          </table:table-cell>
          <table:table-cell office:value-type="float" office:value="340098440.474422" calcext:value-type="float">
            <text:p>340098440.474422</text:p>
          </table:table-cell>
          <table:table-cell office:value-type="float" office:value="442191.019982624" calcext:value-type="float">
            <text:p>442191.019982624</text:p>
          </table:table-cell>
          <table:table-cell office:value-type="float" office:value="734398.217032165" calcext:value-type="float">
            <text:p>734398.217032165</text:p>
          </table:table-cell>
          <table:table-cell office:value-type="float" office:value="0" calcext:value-type="float">
            <text:p>0</text:p>
          </table:table-cell>
          <table:table-cell office:value-type="float" office:value="370402665.522332" calcext:value-type="float">
            <text:p>370402665.522332</text:p>
          </table:table-cell>
          <table:table-cell office:value-type="float" office:value="197972851.076196" calcext:value-type="float">
            <text:p>197972851.076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M</text:p>
          </table:table-cell>
          <table:table-cell office:value-type="float" office:value="129232163.809318" calcext:value-type="float">
            <text:p>129232163.809318</text:p>
          </table:table-cell>
          <table:table-cell office:value-type="float" office:value="14671335.9053552" calcext:value-type="float">
            <text:p>14671335.9053552</text:p>
          </table:table-cell>
          <table:table-cell office:value-type="float" office:value="3674011.54864104" calcext:value-type="float">
            <text:p>3674011.54864104</text:p>
          </table:table-cell>
          <table:table-cell office:value-type="float" office:value="0" calcext:value-type="float">
            <text:p>0</text:p>
          </table:table-cell>
          <table:table-cell office:value-type="float" office:value="523669895.749538" calcext:value-type="float">
            <text:p>523669895.749538</text:p>
          </table:table-cell>
          <table:table-cell office:value-type="float" office:value="992233.508253693" calcext:value-type="float">
            <text:p>992233.508253693</text:p>
          </table:table-cell>
          <table:table-cell office:value-type="float" office:value="815752.116392163" calcext:value-type="float">
            <text:p>815752.116392163</text:p>
          </table:table-cell>
          <table:table-cell office:value-type="float" office:value="0" calcext:value-type="float">
            <text:p>0</text:p>
          </table:table-cell>
          <table:table-cell office:value-type="float" office:value="411398459.650385" calcext:value-type="float">
            <text:p>411398459.650385</text:p>
          </table:table-cell>
          <table:table-cell office:value-type="float" office:value="202618646.691359" calcext:value-type="float">
            <text:p>202618646.691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M</text:p>
          </table:table-cell>
          <table:table-cell office:value-type="float" office:value="161854747.795878" calcext:value-type="float">
            <text:p>161854747.795878</text:p>
          </table:table-cell>
          <table:table-cell office:value-type="float" office:value="19045206.0454737" calcext:value-type="float">
            <text:p>19045206.0454737</text:p>
          </table:table-cell>
          <table:table-cell office:value-type="float" office:value="3522025.89333613" calcext:value-type="float">
            <text:p>3522025.89333613</text:p>
          </table:table-cell>
          <table:table-cell office:value-type="float" office:value="0" calcext:value-type="float">
            <text:p>0</text:p>
          </table:table-cell>
          <table:table-cell office:value-type="float" office:value="756792819.031481" calcext:value-type="float">
            <text:p>756792819.031481</text:p>
          </table:table-cell>
          <table:table-cell office:value-type="float" office:value="2033000.17723719" calcext:value-type="float">
            <text:p>2033000.17723719</text:p>
          </table:table-cell>
          <table:table-cell office:value-type="float" office:value="856278.543806908" calcext:value-type="float">
            <text:p>856278.543806908</text:p>
          </table:table-cell>
          <table:table-cell office:value-type="float" office:value="0" calcext:value-type="float">
            <text:p>0</text:p>
          </table:table-cell>
          <table:table-cell office:value-type="float" office:value="487530800.69384" calcext:value-type="float">
            <text:p>487530800.69384</text:p>
          </table:table-cell>
          <table:table-cell office:value-type="float" office:value="217324824.391766" calcext:value-type="float">
            <text:p>217324824.391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M</text:p>
          </table:table-cell>
          <table:table-cell office:value-type="float" office:value="210634431.328205" calcext:value-type="float">
            <text:p>210634431.328205</text:p>
          </table:table-cell>
          <table:table-cell office:value-type="float" office:value="30538036.1641773" calcext:value-type="float">
            <text:p>30538036.1641773</text:p>
          </table:table-cell>
          <table:table-cell office:value-type="float" office:value="4526345.96056255" calcext:value-type="float">
            <text:p>4526345.96056255</text:p>
          </table:table-cell>
          <table:table-cell office:value-type="float" office:value="0" calcext:value-type="float">
            <text:p>0</text:p>
          </table:table-cell>
          <table:table-cell office:value-type="float" office:value="1083017898.70306" calcext:value-type="float">
            <text:p>1083017898.70306</text:p>
          </table:table-cell>
          <table:table-cell office:value-type="float" office:value="32883912.6811468" calcext:value-type="float">
            <text:p>32883912.6811468</text:p>
          </table:table-cell>
          <table:table-cell office:value-type="float" office:value="937189.594580843" calcext:value-type="float">
            <text:p>937189.594580843</text:p>
          </table:table-cell>
          <table:table-cell office:value-type="float" office:value="0" calcext:value-type="float">
            <text:p>0</text:p>
          </table:table-cell>
          <table:table-cell office:value-type="float" office:value="605385297.021785" calcext:value-type="float">
            <text:p>605385297.021785</text:p>
          </table:table-cell>
          <table:table-cell office:value-type="float" office:value="243601970.471909" calcext:value-type="float">
            <text:p>243601970.471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M</text:p>
          </table:table-cell>
          <table:table-cell office:value-type="float" office:value="572326500.68592" calcext:value-type="float">
            <text:p>572326500.68592</text:p>
          </table:table-cell>
          <table:table-cell office:value-type="float" office:value="105400778.510402" calcext:value-type="float">
            <text:p>105400778.510402</text:p>
          </table:table-cell>
          <table:table-cell office:value-type="float" office:value="12094259.5867396" calcext:value-type="float">
            <text:p>12094259.5867396</text:p>
          </table:table-cell>
          <table:table-cell office:value-type="float" office:value="0" calcext:value-type="float">
            <text:p>0</text:p>
          </table:table-cell>
          <table:table-cell office:value-type="float" office:value="3527244974.33927" calcext:value-type="float">
            <text:p>3527244974.33927</text:p>
          </table:table-cell>
          <table:table-cell office:value-type="float" office:value="64495178.03649" calcext:value-type="float">
            <text:p>64495178.03649</text:p>
          </table:table-cell>
          <table:table-cell office:value-type="float" office:value="1582352.00003351" calcext:value-type="float">
            <text:p>1582352.00003351</text:p>
          </table:table-cell>
          <table:table-cell office:value-type="float" office:value="0" calcext:value-type="float">
            <text:p>0</text:p>
          </table:table-cell>
          <table:table-cell office:value-type="float" office:value="1324588412.77329" calcext:value-type="float">
            <text:p>1324588412.77329</text:p>
          </table:table-cell>
          <table:table-cell office:value-type="float" office:value="370082232.189395" calcext:value-type="float">
            <text:p>370082232.189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M</text:p>
          </table:table-cell>
          <table:table-cell office:value-type="float" office:value="858445862.57551" calcext:value-type="float">
            <text:p>858445862.57551</text:p>
          </table:table-cell>
          <table:table-cell office:value-type="float" office:value="178500780.907691" calcext:value-type="float">
            <text:p>178500780.907691</text:p>
          </table:table-cell>
          <table:table-cell office:value-type="float" office:value="21154706.9873898" calcext:value-type="float">
            <text:p>21154706.9873898</text:p>
          </table:table-cell>
          <table:table-cell office:value-type="float" office:value="0" calcext:value-type="float">
            <text:p>0</text:p>
          </table:table-cell>
          <table:table-cell office:value-type="float" office:value="6759789880.95726" calcext:value-type="float">
            <text:p>6759789880.95726</text:p>
          </table:table-cell>
          <table:table-cell office:value-type="float" office:value="295054654.370113" calcext:value-type="float">
            <text:p>295054654.370113</text:p>
          </table:table-cell>
          <table:table-cell office:value-type="float" office:value="3339685.49902851" calcext:value-type="float">
            <text:p>3339685.49902851</text:p>
          </table:table-cell>
          <table:table-cell office:value-type="float" office:value="0" calcext:value-type="float">
            <text:p>0</text:p>
          </table:table-cell>
          <table:table-cell office:value-type="float" office:value="1903391010.09702" calcext:value-type="float">
            <text:p>1903391010.09702</text:p>
          </table:table-cell>
          <table:table-cell office:value-type="float" office:value="461894229.420684" calcext:value-type="float">
            <text:p>461894229.42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M</text:p>
          </table:table-cell>
          <table:table-cell office:value-type="float" office:value="946823390.973734" calcext:value-type="float">
            <text:p>946823390.973734</text:p>
          </table:table-cell>
          <table:table-cell office:value-type="float" office:value="189963635.584924" calcext:value-type="float">
            <text:p>189963635.584924</text:p>
          </table:table-cell>
          <table:table-cell office:value-type="float" office:value="32886844.5634491" calcext:value-type="float">
            <text:p>32886844.5634491</text:p>
          </table:table-cell>
          <table:table-cell office:value-type="float" office:value="0" calcext:value-type="float">
            <text:p>0</text:p>
          </table:table-cell>
          <table:table-cell office:value-type="float" office:value="9788199928.08036" calcext:value-type="float">
            <text:p>9788199928.08036</text:p>
          </table:table-cell>
          <table:table-cell office:value-type="float" office:value="430866615.812337" calcext:value-type="float">
            <text:p>430866615.812337</text:p>
          </table:table-cell>
          <table:table-cell office:value-type="float" office:value="21233843.6709641" calcext:value-type="float">
            <text:p>21233843.6709641</text:p>
          </table:table-cell>
          <table:table-cell office:value-type="float" office:value="0" calcext:value-type="float">
            <text:p>0</text:p>
          </table:table-cell>
          <table:table-cell office:value-type="float" office:value="2516835787.69104" calcext:value-type="float">
            <text:p>2516835787.69104</text:p>
          </table:table-cell>
          <table:table-cell office:value-type="float" office:value="560841573.214625" calcext:value-type="float">
            <text:p>560841573.214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M</text:p>
          </table:table-cell>
          <table:table-cell office:value-type="float" office:value="643911012.303317" calcext:value-type="float">
            <text:p>643911012.303317</text:p>
          </table:table-cell>
          <table:table-cell office:value-type="float" office:value="131086366.550893" calcext:value-type="float">
            <text:p>131086366.550893</text:p>
          </table:table-cell>
          <table:table-cell office:value-type="float" office:value="14211579.9450651" calcext:value-type="float">
            <text:p>14211579.9450651</text:p>
          </table:table-cell>
          <table:table-cell office:value-type="float" office:value="0" calcext:value-type="float">
            <text:p>0</text:p>
          </table:table-cell>
          <table:table-cell office:value-type="float" office:value="5814109153.23638" calcext:value-type="float">
            <text:p>5814109153.23638</text:p>
          </table:table-cell>
          <table:table-cell office:value-type="float" office:value="375377035.377932" calcext:value-type="float">
            <text:p>375377035.377932</text:p>
          </table:table-cell>
          <table:table-cell office:value-type="float" office:value="13216238.3426607" calcext:value-type="float">
            <text:p>13216238.3426607</text:p>
          </table:table-cell>
          <table:table-cell office:value-type="float" office:value="0" calcext:value-type="float">
            <text:p>0</text:p>
          </table:table-cell>
          <table:table-cell office:value-type="float" office:value="2283985700.61233" calcext:value-type="float">
            <text:p>2283985700.61233</text:p>
          </table:table-cell>
          <table:table-cell office:value-type="float" office:value="454754644.874788" calcext:value-type="float">
            <text:p>454754644.874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M</text:p>
          </table:table-cell>
          <table:table-cell office:value-type="float" office:value="362795989.658296" calcext:value-type="float">
            <text:p>362795989.658296</text:p>
          </table:table-cell>
          <table:table-cell office:value-type="float" office:value="51546523.4737036" calcext:value-type="float">
            <text:p>51546523.4737036</text:p>
          </table:table-cell>
          <table:table-cell office:value-type="float" office:value="5042324.44216078" calcext:value-type="float">
            <text:p>5042324.44216078</text:p>
          </table:table-cell>
          <table:table-cell office:value-type="float" office:value="0" calcext:value-type="float">
            <text:p>0</text:p>
          </table:table-cell>
          <table:table-cell office:value-type="float" office:value="2460187655.23613" calcext:value-type="float">
            <text:p>2460187655.23613</text:p>
          </table:table-cell>
          <table:table-cell office:value-type="float" office:value="128224610.648132" calcext:value-type="float">
            <text:p>128224610.648132</text:p>
          </table:table-cell>
          <table:table-cell office:value-type="float" office:value="1518501.2704441" calcext:value-type="float">
            <text:p>1518501.2704441</text:p>
          </table:table-cell>
          <table:table-cell office:value-type="float" office:value="0" calcext:value-type="float">
            <text:p>0</text:p>
          </table:table-cell>
          <table:table-cell office:value-type="float" office:value="1639624863.80125" calcext:value-type="float">
            <text:p>1639624863.80125</text:p>
          </table:table-cell>
          <table:table-cell office:value-type="float" office:value="346200894.494761" calcext:value-type="float">
            <text:p>346200894.4947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M</text:p>
          </table:table-cell>
          <table:table-cell office:value-type="float" office:value="249086822.363746" calcext:value-type="float">
            <text:p>249086822.363746</text:p>
          </table:table-cell>
          <table:table-cell office:value-type="float" office:value="24038622.8868194" calcext:value-type="float">
            <text:p>24038622.8868194</text:p>
          </table:table-cell>
          <table:table-cell office:value-type="float" office:value="3280401.81221751" calcext:value-type="float">
            <text:p>3280401.81221751</text:p>
          </table:table-cell>
          <table:table-cell office:value-type="float" office:value="0" calcext:value-type="float">
            <text:p>0</text:p>
          </table:table-cell>
          <table:table-cell office:value-type="float" office:value="1403311952.7034" calcext:value-type="float">
            <text:p>1403311952.7034</text:p>
          </table:table-cell>
          <table:table-cell office:value-type="float" office:value="44553441.5499566" calcext:value-type="float">
            <text:p>44553441.5499566</text:p>
          </table:table-cell>
          <table:table-cell office:value-type="float" office:value="843843.802415987" calcext:value-type="float">
            <text:p>843843.802415987</text:p>
          </table:table-cell>
          <table:table-cell office:value-type="float" office:value="0" calcext:value-type="float">
            <text:p>0</text:p>
          </table:table-cell>
          <table:table-cell office:value-type="float" office:value="1240114166.7907" calcext:value-type="float">
            <text:p>1240114166.7907</text:p>
          </table:table-cell>
          <table:table-cell office:value-type="float" office:value="308515546.874504" calcext:value-type="float">
            <text:p>308515546.874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M</text:p>
          </table:table-cell>
          <table:table-cell office:value-type="float" office:value="160779533.676411" calcext:value-type="float">
            <text:p>160779533.676411</text:p>
          </table:table-cell>
          <table:table-cell office:value-type="float" office:value="10728805.5968519" calcext:value-type="float">
            <text:p>10728805.5968519</text:p>
          </table:table-cell>
          <table:table-cell office:value-type="float" office:value="1102885.53573326" calcext:value-type="float">
            <text:p>1102885.53573326</text:p>
          </table:table-cell>
          <table:table-cell office:value-type="float" office:value="0" calcext:value-type="float">
            <text:p>0</text:p>
          </table:table-cell>
          <table:table-cell office:value-type="float" office:value="790528500.077046" calcext:value-type="float">
            <text:p>790528500.077046</text:p>
          </table:table-cell>
          <table:table-cell office:value-type="float" office:value="14263356.6811468" calcext:value-type="float">
            <text:p>14263356.6811468</text:p>
          </table:table-cell>
          <table:table-cell office:value-type="float" office:value="635267.863495024" calcext:value-type="float">
            <text:p>635267.863495024</text:p>
          </table:table-cell>
          <table:table-cell office:value-type="float" office:value="0" calcext:value-type="float">
            <text:p>0</text:p>
          </table:table-cell>
          <table:table-cell office:value-type="float" office:value="872413689.897373" calcext:value-type="float">
            <text:p>872413689.897373</text:p>
          </table:table-cell>
          <table:table-cell office:value-type="float" office:value="266271948.180682" calcext:value-type="float">
            <text:p>266271948.180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M</text:p>
          </table:table-cell>
          <table:table-cell office:value-type="float" office:value="96556257.8148385" calcext:value-type="float">
            <text:p>96556257.8148385</text:p>
          </table:table-cell>
          <table:table-cell office:value-type="float" office:value="4700062.00274336" calcext:value-type="float">
            <text:p>4700062.00274336</text:p>
          </table:table-cell>
          <table:table-cell office:value-type="float" office:value="81248.9620691983" calcext:value-type="float">
            <text:p>81248.9620691983</text:p>
          </table:table-cell>
          <table:table-cell office:value-type="float" office:value="0" calcext:value-type="float">
            <text:p>0</text:p>
          </table:table-cell>
          <table:table-cell office:value-type="float" office:value="412912011.56652" calcext:value-type="float">
            <text:p>412912011.56652</text:p>
          </table:table-cell>
          <table:table-cell office:value-type="float" office:value="3499780.14596004" calcext:value-type="float">
            <text:p>3499780.14596004</text:p>
          </table:table-cell>
          <table:table-cell office:value-type="float" office:value="525849.12506127" calcext:value-type="float">
            <text:p>525849.12506127</text:p>
          </table:table-cell>
          <table:table-cell office:value-type="float" office:value="0" calcext:value-type="float">
            <text:p>0</text:p>
          </table:table-cell>
          <table:table-cell office:value-type="float" office:value="572627243.579449" calcext:value-type="float">
            <text:p>572627243.579449</text:p>
          </table:table-cell>
          <table:table-cell office:value-type="float" office:value="207993081.733377" calcext:value-type="float">
            <text:p>207993081.7333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M</text:p>
          </table:table-cell>
          <table:table-cell office:value-type="float" office:value="52557683.4655046" calcext:value-type="float">
            <text:p>52557683.4655046</text:p>
          </table:table-cell>
          <table:table-cell office:value-type="float" office:value="1883379.23884532" calcext:value-type="float">
            <text:p>1883379.23884532</text:p>
          </table:table-cell>
          <table:table-cell office:value-type="float" office:value="770.251648874419" calcext:value-type="float">
            <text:p>770.2516488744</text:p>
          </table:table-cell>
          <table:table-cell office:value-type="float" office:value="0" calcext:value-type="float">
            <text:p>0</text:p>
          </table:table-cell>
          <table:table-cell office:value-type="float" office:value="177610059.090298" calcext:value-type="float">
            <text:p>177610059.090298</text:p>
          </table:table-cell>
          <table:table-cell office:value-type="float" office:value="517687.047784535" calcext:value-type="float">
            <text:p>517687.047784535</text:p>
          </table:table-cell>
          <table:table-cell office:value-type="float" office:value="399621.842827865" calcext:value-type="float">
            <text:p>399621.842827865</text:p>
          </table:table-cell>
          <table:table-cell office:value-type="float" office:value="0" calcext:value-type="float">
            <text:p>0</text:p>
          </table:table-cell>
          <table:table-cell office:value-type="float" office:value="354280613.602108" calcext:value-type="float">
            <text:p>354280613.602108</text:p>
          </table:table-cell>
          <table:table-cell office:value-type="float" office:value="136781408.159686" calcext:value-type="float">
            <text:p>136781408.1596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M</text:p>
          </table:table-cell>
          <table:table-cell office:value-type="float" office:value="26445127.455867" calcext:value-type="float">
            <text:p>26445127.455867</text:p>
          </table:table-cell>
          <table:table-cell office:value-type="float" office:value="702882.15140939" calcext:value-type="float">
            <text:p>702882.15140939</text:p>
          </table:table-cell>
          <table:table-cell office:value-type="float" office:value="2.14290836399918" calcext:value-type="float">
            <text:p>2.142908364</text:p>
          </table:table-cell>
          <table:table-cell office:value-type="float" office:value="0" calcext:value-type="float">
            <text:p>0</text:p>
          </table:table-cell>
          <table:table-cell office:value-type="float" office:value="62266953.9255327" calcext:value-type="float">
            <text:p>62266953.9255327</text:p>
          </table:table-cell>
          <table:table-cell office:value-type="float" office:value="37748.0139009557" calcext:value-type="float">
            <text:p>37748.0139009557</text:p>
          </table:table-cell>
          <table:table-cell office:value-type="float" office:value="277440.506308865" calcext:value-type="float">
            <text:p>277440.506308865</text:p>
          </table:table-cell>
          <table:table-cell office:value-type="float" office:value="0" calcext:value-type="float">
            <text:p>0</text:p>
          </table:table-cell>
          <table:table-cell office:value-type="float" office:value="213368560.897474" calcext:value-type="float">
            <text:p>213368560.897474</text:p>
          </table:table-cell>
          <table:table-cell office:value-type="float" office:value="78356167.3165427" calcext:value-type="float">
            <text:p>78356167.3165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-94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5-9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0-104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5-10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0-114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5-119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7902563.8635377" calcext:value-type="float">
            <text:p>87902563.8635377</text:p>
          </table:table-cell>
          <table:table-cell office:value-type="float" office:value="1426551.20887371" calcext:value-type="float">
            <text:p>1426551.20887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78.5545538784" calcext:value-type="float">
            <text:p>19278.5545538784</text:p>
          </table:table-cell>
          <table:table-cell office:value-type="float" office:value="0" calcext:value-type="float">
            <text:p>0</text:p>
          </table:table-cell>
          <table:table-cell office:value-type="float" office:value="457240259.699519" calcext:value-type="float">
            <text:p>457240259.699519</text:p>
          </table:table-cell>
          <table:table-cell office:value-type="float" office:value="32360405.1152679" calcext:value-type="float">
            <text:p>32360405.11526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6722310.989595" calcext:value-type="float">
            <text:p>126722310.989595</text:p>
          </table:table-cell>
          <table:table-cell office:value-type="float" office:value="3723865.04389049" calcext:value-type="float">
            <text:p>3723865.04389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640.2760166346" calcext:value-type="float">
            <text:p>61640.2760166346</text:p>
          </table:table-cell>
          <table:table-cell office:value-type="float" office:value="0" calcext:value-type="float">
            <text:p>0</text:p>
          </table:table-cell>
          <table:table-cell office:value-type="float" office:value="770640778.382395" calcext:value-type="float">
            <text:p>770640778.382395</text:p>
          </table:table-cell>
          <table:table-cell office:value-type="float" office:value="45557272.4728248" calcext:value-type="float">
            <text:p>45557272.4728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54634001.107658" calcext:value-type="float">
            <text:p>254634001.107658</text:p>
          </table:table-cell>
          <table:table-cell office:value-type="float" office:value="20978031.5171127" calcext:value-type="float">
            <text:p>20978031.5171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747.877868154" calcext:value-type="float">
            <text:p>461747.877868154</text:p>
          </table:table-cell>
          <table:table-cell office:value-type="float" office:value="0" calcext:value-type="float">
            <text:p>0</text:p>
          </table:table-cell>
          <table:table-cell office:value-type="float" office:value="1851617748.06858" calcext:value-type="float">
            <text:p>1851617748.06858</text:p>
          </table:table-cell>
          <table:table-cell office:value-type="float" office:value="90267772.2138223" calcext:value-type="float">
            <text:p>90267772.21382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28546685.927168" calcext:value-type="float">
            <text:p>428546685.927168</text:p>
          </table:table-cell>
          <table:table-cell office:value-type="float" office:value="72682522.044527" calcext:value-type="float">
            <text:p>72682522.044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8237.96302578" calcext:value-type="float">
            <text:p>1728237.96302578</text:p>
          </table:table-cell>
          <table:table-cell office:value-type="float" office:value="0" calcext:value-type="float">
            <text:p>0</text:p>
          </table:table-cell>
          <table:table-cell office:value-type="float" office:value="2958600111.85644" calcext:value-type="float">
            <text:p>2958600111.85644</text:p>
          </table:table-cell>
          <table:table-cell office:value-type="float" office:value="181339220.796212" calcext:value-type="float">
            <text:p>181339220.7962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318216208.606694" calcext:value-type="float">
            <text:p>318216208.606694</text:p>
          </table:table-cell>
          <table:table-cell office:value-type="float" office:value="138475970.890175" calcext:value-type="float">
            <text:p>138475970.890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9081.57209681" calcext:value-type="float">
            <text:p>2079081.57209681</text:p>
          </table:table-cell>
          <table:table-cell office:value-type="float" office:value="0" calcext:value-type="float">
            <text:p>0</text:p>
          </table:table-cell>
          <table:table-cell office:value-type="float" office:value="1240306651.49385" calcext:value-type="float">
            <text:p>1240306651.49385</text:p>
          </table:table-cell>
          <table:table-cell office:value-type="float" office:value="432962646.072593" calcext:value-type="float">
            <text:p>432962646.072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F</text:p>
          </table:table-cell>
          <table:table-cell office:value-type="float" office:value="125345250.974885" calcext:value-type="float">
            <text:p>125345250.974885</text:p>
          </table:table-cell>
          <table:table-cell office:value-type="float" office:value="64386345.2598221" calcext:value-type="float">
            <text:p>64386345.2598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145.00323809" calcext:value-type="float">
            <text:p>1195145.00323809</text:p>
          </table:table-cell>
          <table:table-cell office:value-type="float" office:value="0" calcext:value-type="float">
            <text:p>0</text:p>
          </table:table-cell>
          <table:table-cell office:value-type="float" office:value="320386869.025494" calcext:value-type="float">
            <text:p>320386869.025494</text:p>
          </table:table-cell>
          <table:table-cell office:value-type="float" office:value="208019789.098688" calcext:value-type="float">
            <text:p>208019789.0986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F</text:p>
          </table:table-cell>
          <table:table-cell office:value-type="float" office:value="112115711.749973" calcext:value-type="float">
            <text:p>112115711.749973</text:p>
          </table:table-cell>
          <table:table-cell office:value-type="float" office:value="58930336.4721289" calcext:value-type="float">
            <text:p>58930336.4721289</text:p>
          </table:table-cell>
          <table:table-cell office:value-type="float" office:value="59652751.1055791" calcext:value-type="float">
            <text:p>59652751.1055791</text:p>
          </table:table-cell>
          <table:table-cell office:value-type="float" office:value="0" calcext:value-type="float">
            <text:p>0</text:p>
          </table:table-cell>
          <table:table-cell office:value-type="float" office:value="138391401.187899" calcext:value-type="float">
            <text:p>138391401.187899</text:p>
          </table:table-cell>
          <table:table-cell office:value-type="float" office:value="0" calcext:value-type="float">
            <text:p>0</text:p>
          </table:table-cell>
          <table:table-cell office:value-type="float" office:value="1422402.23400947" calcext:value-type="float">
            <text:p>1422402.23400947</text:p>
          </table:table-cell>
          <table:table-cell office:value-type="float" office:value="0" calcext:value-type="float">
            <text:p>0</text:p>
          </table:table-cell>
          <table:table-cell office:value-type="float" office:value="281975314.022551" calcext:value-type="float">
            <text:p>281975314.022551</text:p>
          </table:table-cell>
          <table:table-cell office:value-type="float" office:value="165421035.432803" calcext:value-type="float">
            <text:p>165421035.4328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F</text:p>
          </table:table-cell>
          <table:table-cell office:value-type="float" office:value="109828551.655625" calcext:value-type="float">
            <text:p>109828551.655625</text:p>
          </table:table-cell>
          <table:table-cell office:value-type="float" office:value="59564763.1557807" calcext:value-type="float">
            <text:p>59564763.1557807</text:p>
          </table:table-cell>
          <table:table-cell office:value-type="float" office:value="44771270.9629122" calcext:value-type="float">
            <text:p>44771270.9629122</text:p>
          </table:table-cell>
          <table:table-cell office:value-type="float" office:value="0" calcext:value-type="float">
            <text:p>0</text:p>
          </table:table-cell>
          <table:table-cell office:value-type="float" office:value="327234248.533655" calcext:value-type="float">
            <text:p>327234248.533655</text:p>
          </table:table-cell>
          <table:table-cell office:value-type="float" office:value="26962.8670721112" calcext:value-type="float">
            <text:p>26962.8670721112</text:p>
          </table:table-cell>
          <table:table-cell office:value-type="float" office:value="1662630.56086631" calcext:value-type="float">
            <text:p>1662630.56086631</text:p>
          </table:table-cell>
          <table:table-cell office:value-type="float" office:value="0" calcext:value-type="float">
            <text:p>0</text:p>
          </table:table-cell>
          <table:table-cell office:value-type="float" office:value="275210773.850933" calcext:value-type="float">
            <text:p>275210773.850933</text:p>
          </table:table-cell>
          <table:table-cell office:value-type="float" office:value="143266808.94308" calcext:value-type="float">
            <text:p>143266808.943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F</text:p>
          </table:table-cell>
          <table:table-cell office:value-type="float" office:value="121100055.453391" calcext:value-type="float">
            <text:p>121100055.453391</text:p>
          </table:table-cell>
          <table:table-cell office:value-type="float" office:value="67518391.9517982" calcext:value-type="float">
            <text:p>67518391.9517982</text:p>
          </table:table-cell>
          <table:table-cell office:value-type="float" office:value="41416399.1957615" calcext:value-type="float">
            <text:p>41416399.1957615</text:p>
          </table:table-cell>
          <table:table-cell office:value-type="float" office:value="0" calcext:value-type="float">
            <text:p>0</text:p>
          </table:table-cell>
          <table:table-cell office:value-type="float" office:value="504429830.152208" calcext:value-type="float">
            <text:p>504429830.152208</text:p>
          </table:table-cell>
          <table:table-cell office:value-type="float" office:value="70103.4543874891" calcext:value-type="float">
            <text:p>70103.4543874891</text:p>
          </table:table-cell>
          <table:table-cell office:value-type="float" office:value="1604508.10548186" calcext:value-type="float">
            <text:p>1604508.10548186</text:p>
          </table:table-cell>
          <table:table-cell office:value-type="float" office:value="0" calcext:value-type="float">
            <text:p>0</text:p>
          </table:table-cell>
          <table:table-cell office:value-type="float" office:value="292881408.012936" calcext:value-type="float">
            <text:p>292881408.012936</text:p>
          </table:table-cell>
          <table:table-cell office:value-type="float" office:value="140245935.793204" calcext:value-type="float">
            <text:p>140245935.7932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F</text:p>
          </table:table-cell>
          <table:table-cell office:value-type="float" office:value="144754712.714543" calcext:value-type="float">
            <text:p>144754712.714543</text:p>
          </table:table-cell>
          <table:table-cell office:value-type="float" office:value="98183710.3805026" calcext:value-type="float">
            <text:p>98183710.3805026</text:p>
          </table:table-cell>
          <table:table-cell office:value-type="float" office:value="48181403.2110263" calcext:value-type="float">
            <text:p>48181403.2110263</text:p>
          </table:table-cell>
          <table:table-cell office:value-type="float" office:value="0" calcext:value-type="float">
            <text:p>0</text:p>
          </table:table-cell>
          <table:table-cell office:value-type="float" office:value="708135116.923663" calcext:value-type="float">
            <text:p>708135116.923663</text:p>
          </table:table-cell>
          <table:table-cell office:value-type="float" office:value="172562.349261512" calcext:value-type="float">
            <text:p>172562.349261512</text:p>
          </table:table-cell>
          <table:table-cell office:value-type="float" office:value="1423313.53623948" calcext:value-type="float">
            <text:p>1423313.53623948</text:p>
          </table:table-cell>
          <table:table-cell office:value-type="float" office:value="0" calcext:value-type="float">
            <text:p>0</text:p>
          </table:table-cell>
          <table:table-cell office:value-type="float" office:value="339327156.970626" calcext:value-type="float">
            <text:p>339327156.970626</text:p>
          </table:table-cell>
          <table:table-cell office:value-type="float" office:value="154533900.040572" calcext:value-type="float">
            <text:p>154533900.040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F</text:p>
          </table:table-cell>
          <table:table-cell office:value-type="float" office:value="178590109.581909" calcext:value-type="float">
            <text:p>178590109.581909</text:p>
          </table:table-cell>
          <table:table-cell office:value-type="float" office:value="123485569.594617" calcext:value-type="float">
            <text:p>123485569.594617</text:p>
          </table:table-cell>
          <table:table-cell office:value-type="float" office:value="56929621.401274" calcext:value-type="float">
            <text:p>56929621.401274</text:p>
          </table:table-cell>
          <table:table-cell office:value-type="float" office:value="0" calcext:value-type="float">
            <text:p>0</text:p>
          </table:table-cell>
          <table:table-cell office:value-type="float" office:value="966188583.197108" calcext:value-type="float">
            <text:p>966188583.197108</text:p>
          </table:table-cell>
          <table:table-cell office:value-type="float" office:value="2852671.33622937" calcext:value-type="float">
            <text:p>2852671.33622937</text:p>
          </table:table-cell>
          <table:table-cell office:value-type="float" office:value="1135918.48739037" calcext:value-type="float">
            <text:p>1135918.48739037</text:p>
          </table:table-cell>
          <table:table-cell office:value-type="float" office:value="0" calcext:value-type="float">
            <text:p>0</text:p>
          </table:table-cell>
          <table:table-cell office:value-type="float" office:value="394895482.214222" calcext:value-type="float">
            <text:p>394895482.214222</text:p>
          </table:table-cell>
          <table:table-cell office:value-type="float" office:value="174221073.140461" calcext:value-type="float">
            <text:p>174221073.1404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F</text:p>
          </table:table-cell>
          <table:table-cell office:value-type="float" office:value="409882799.904886" calcext:value-type="float">
            <text:p>409882799.904886</text:p>
          </table:table-cell>
          <table:table-cell office:value-type="float" office:value="347130162.832812" calcext:value-type="float">
            <text:p>347130162.832812</text:p>
          </table:table-cell>
          <table:table-cell office:value-type="float" office:value="140198842.90612" calcext:value-type="float">
            <text:p>140198842.90612</text:p>
          </table:table-cell>
          <table:table-cell office:value-type="float" office:value="0" calcext:value-type="float">
            <text:p>0</text:p>
          </table:table-cell>
          <table:table-cell office:value-type="float" office:value="3608182230.0132" calcext:value-type="float">
            <text:p>3608182230.0132</text:p>
          </table:table-cell>
          <table:table-cell office:value-type="float" office:value="4885671.51346655" calcext:value-type="float">
            <text:p>4885671.51346655</text:p>
          </table:table-cell>
          <table:table-cell office:value-type="float" office:value="892126.687671893" calcext:value-type="float">
            <text:p>892126.687671893</text:p>
          </table:table-cell>
          <table:table-cell office:value-type="float" office:value="0" calcext:value-type="float">
            <text:p>0</text:p>
          </table:table-cell>
          <table:table-cell office:value-type="float" office:value="726879160.275316" calcext:value-type="float">
            <text:p>726879160.275316</text:p>
          </table:table-cell>
          <table:table-cell office:value-type="float" office:value="291236865.209102" calcext:value-type="float">
            <text:p>291236865.2091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F</text:p>
          </table:table-cell>
          <table:table-cell office:value-type="float" office:value="600097750.242058" calcext:value-type="float">
            <text:p>600097750.242058</text:p>
          </table:table-cell>
          <table:table-cell office:value-type="float" office:value="586844890.972838" calcext:value-type="float">
            <text:p>586844890.972838</text:p>
          </table:table-cell>
          <table:table-cell office:value-type="float" office:value="253507797.737937" calcext:value-type="float">
            <text:p>253507797.737937</text:p>
          </table:table-cell>
          <table:table-cell office:value-type="float" office:value="0" calcext:value-type="float">
            <text:p>0</text:p>
          </table:table-cell>
          <table:table-cell office:value-type="float" office:value="7052250048.0028" calcext:value-type="float">
            <text:p>7052250048.0028</text:p>
          </table:table-cell>
          <table:table-cell office:value-type="float" office:value="22756659.8088619" calcext:value-type="float">
            <text:p>22756659.8088619</text:p>
          </table:table-cell>
          <table:table-cell office:value-type="float" office:value="1574975.7339776" calcext:value-type="float">
            <text:p>1574975.7339776</text:p>
          </table:table-cell>
          <table:table-cell office:value-type="float" office:value="0" calcext:value-type="float">
            <text:p>0</text:p>
          </table:table-cell>
          <table:table-cell office:value-type="float" office:value="934997638.416409" calcext:value-type="float">
            <text:p>934997638.416409</text:p>
          </table:table-cell>
          <table:table-cell office:value-type="float" office:value="363396458.116124" calcext:value-type="float">
            <text:p>363396458.116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F</text:p>
          </table:table-cell>
          <table:table-cell office:value-type="float" office:value="758326680.232236" calcext:value-type="float">
            <text:p>758326680.232236</text:p>
          </table:table-cell>
          <table:table-cell office:value-type="float" office:value="806875929.38183" calcext:value-type="float">
            <text:p>806875929.38183</text:p>
          </table:table-cell>
          <table:table-cell office:value-type="float" office:value="520511936.533861" calcext:value-type="float">
            <text:p>520511936.533861</text:p>
          </table:table-cell>
          <table:table-cell office:value-type="float" office:value="0" calcext:value-type="float">
            <text:p>0</text:p>
          </table:table-cell>
          <table:table-cell office:value-type="float" office:value="10764845656.2671" calcext:value-type="float">
            <text:p>10764845656.2671</text:p>
          </table:table-cell>
          <table:table-cell office:value-type="float" office:value="38670143.9548219" calcext:value-type="float">
            <text:p>38670143.9548219</text:p>
          </table:table-cell>
          <table:table-cell office:value-type="float" office:value="8378333.98704684" calcext:value-type="float">
            <text:p>8378333.98704684</text:p>
          </table:table-cell>
          <table:table-cell office:value-type="float" office:value="0" calcext:value-type="float">
            <text:p>0</text:p>
          </table:table-cell>
          <table:table-cell office:value-type="float" office:value="989996692.263929" calcext:value-type="float">
            <text:p>989996692.263929</text:p>
          </table:table-cell>
          <table:table-cell office:value-type="float" office:value="385328384.760362" calcext:value-type="float">
            <text:p>385328384.7603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F</text:p>
          </table:table-cell>
          <table:table-cell office:value-type="float" office:value="577376826.127686" calcext:value-type="float">
            <text:p>577376826.127686</text:p>
          </table:table-cell>
          <table:table-cell office:value-type="float" office:value="461594761.514166" calcext:value-type="float">
            <text:p>461594761.514166</text:p>
          </table:table-cell>
          <table:table-cell office:value-type="float" office:value="269009305.012437" calcext:value-type="float">
            <text:p>269009305.012437</text:p>
          </table:table-cell>
          <table:table-cell office:value-type="float" office:value="0" calcext:value-type="float">
            <text:p>0</text:p>
          </table:table-cell>
          <table:table-cell office:value-type="float" office:value="8094653216.39529" calcext:value-type="float">
            <text:p>8094653216.39529</text:p>
          </table:table-cell>
          <table:table-cell office:value-type="float" office:value="21564901.0842745" calcext:value-type="float">
            <text:p>21564901.0842745</text:p>
          </table:table-cell>
          <table:table-cell office:value-type="float" office:value="3315716.23871291" calcext:value-type="float">
            <text:p>3315716.23871291</text:p>
          </table:table-cell>
          <table:table-cell office:value-type="float" office:value="0" calcext:value-type="float">
            <text:p>0</text:p>
          </table:table-cell>
          <table:table-cell office:value-type="float" office:value="700430805.299842" calcext:value-type="float">
            <text:p>700430805.299842</text:p>
          </table:table-cell>
          <table:table-cell office:value-type="float" office:value="293662320.680918" calcext:value-type="float">
            <text:p>293662320.6809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F</text:p>
          </table:table-cell>
          <table:table-cell office:value-type="float" office:value="374869366.847824" calcext:value-type="float">
            <text:p>374869366.847824</text:p>
          </table:table-cell>
          <table:table-cell office:value-type="float" office:value="175183925.856533" calcext:value-type="float">
            <text:p>175183925.856533</text:p>
          </table:table-cell>
          <table:table-cell office:value-type="float" office:value="60310538.4746448" calcext:value-type="float">
            <text:p>60310538.4746448</text:p>
          </table:table-cell>
          <table:table-cell office:value-type="float" office:value="0" calcext:value-type="float">
            <text:p>0</text:p>
          </table:table-cell>
          <table:table-cell office:value-type="float" office:value="4444929819.04711" calcext:value-type="float">
            <text:p>4444929819.04711</text:p>
          </table:table-cell>
          <table:table-cell office:value-type="float" office:value="3898830.57862728" calcext:value-type="float">
            <text:p>3898830.57862728</text:p>
          </table:table-cell>
          <table:table-cell office:value-type="float" office:value="791372.197788848" calcext:value-type="float">
            <text:p>791372.197788848</text:p>
          </table:table-cell>
          <table:table-cell office:value-type="float" office:value="0" calcext:value-type="float">
            <text:p>0</text:p>
          </table:table-cell>
          <table:table-cell office:value-type="float" office:value="424808835.247991" calcext:value-type="float">
            <text:p>424808835.247991</text:p>
          </table:table-cell>
          <table:table-cell office:value-type="float" office:value="227022685.708823" calcext:value-type="float">
            <text:p>227022685.7088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F</text:p>
          </table:table-cell>
          <table:table-cell office:value-type="float" office:value="296561889.766309" calcext:value-type="float">
            <text:p>296561889.766309</text:p>
          </table:table-cell>
          <table:table-cell office:value-type="float" office:value="108846879.718716" calcext:value-type="float">
            <text:p>108846879.718716</text:p>
          </table:table-cell>
          <table:table-cell office:value-type="float" office:value="28586427.0921287" calcext:value-type="float">
            <text:p>28586427.0921287</text:p>
          </table:table-cell>
          <table:table-cell office:value-type="float" office:value="0" calcext:value-type="float">
            <text:p>0</text:p>
          </table:table-cell>
          <table:table-cell office:value-type="float" office:value="3334472033.92434" calcext:value-type="float">
            <text:p>3334472033.92434</text:p>
          </table:table-cell>
          <table:table-cell office:value-type="float" office:value="884382.039965248" calcext:value-type="float">
            <text:p>884382.039965248</text:p>
          </table:table-cell>
          <table:table-cell office:value-type="float" office:value="424038.230620746" calcext:value-type="float">
            <text:p>424038.230620746</text:p>
          </table:table-cell>
          <table:table-cell office:value-type="float" office:value="0" calcext:value-type="float">
            <text:p>0</text:p>
          </table:table-cell>
          <table:table-cell office:value-type="float" office:value="334318115.371941" calcext:value-type="float">
            <text:p>334318115.371941</text:p>
          </table:table-cell>
          <table:table-cell office:value-type="float" office:value="212446309.114352" calcext:value-type="float">
            <text:p>212446309.1143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F</text:p>
          </table:table-cell>
          <table:table-cell office:value-type="float" office:value="230178006.435896" calcext:value-type="float">
            <text:p>230178006.435896</text:p>
          </table:table-cell>
          <table:table-cell office:value-type="float" office:value="69821272.8612443" calcext:value-type="float">
            <text:p>69821272.8612443</text:p>
          </table:table-cell>
          <table:table-cell office:value-type="float" office:value="13810251.7171701" calcext:value-type="float">
            <text:p>13810251.7171701</text:p>
          </table:table-cell>
          <table:table-cell office:value-type="float" office:value="0" calcext:value-type="float">
            <text:p>0</text:p>
          </table:table-cell>
          <table:table-cell office:value-type="float" office:value="2414623326.3232" calcext:value-type="float">
            <text:p>2414623326.3232</text:p>
          </table:table-cell>
          <table:table-cell office:value-type="float" office:value="415228.152910513" calcext:value-type="float">
            <text:p>415228.152910513</text:p>
          </table:table-cell>
          <table:table-cell office:value-type="float" office:value="18711.1182613954" calcext:value-type="float">
            <text:p>18711.1182613954</text:p>
          </table:table-cell>
          <table:table-cell office:value-type="float" office:value="0" calcext:value-type="float">
            <text:p>0</text:p>
          </table:table-cell>
          <table:table-cell office:value-type="float" office:value="280740854.184898" calcext:value-type="float">
            <text:p>280740854.184898</text:p>
          </table:table-cell>
          <table:table-cell office:value-type="float" office:value="208171576.04821" calcext:value-type="float">
            <text:p>208171576.048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F</text:p>
          </table:table-cell>
          <table:table-cell office:value-type="float" office:value="170541382.533474" calcext:value-type="float">
            <text:p>170541382.533474</text:p>
          </table:table-cell>
          <table:table-cell office:value-type="float" office:value="44304112.3108493" calcext:value-type="float">
            <text:p>44304112.3108493</text:p>
          </table:table-cell>
          <table:table-cell office:value-type="float" office:value="6245314.11025739" calcext:value-type="float">
            <text:p>6245314.11025739</text:p>
          </table:table-cell>
          <table:table-cell office:value-type="float" office:value="0" calcext:value-type="float">
            <text:p>0</text:p>
          </table:table-cell>
          <table:table-cell office:value-type="float" office:value="1752077796.14953" calcext:value-type="float">
            <text:p>1752077796.14953</text:p>
          </table:table-cell>
          <table:table-cell office:value-type="float" office:value="64710.8809730669" calcext:value-type="float">
            <text:p>64710.8809730669</text:p>
          </table:table-cell>
          <table:table-cell office:value-type="float" office:value="3.20030916356205" calcext:value-type="float">
            <text:p>3.2003091636</text:p>
          </table:table-cell>
          <table:table-cell office:value-type="float" office:value="0" calcext:value-type="float">
            <text:p>0</text:p>
          </table:table-cell>
          <table:table-cell office:value-type="float" office:value="255217579.75169" calcext:value-type="float">
            <text:p>255217579.75169</text:p>
          </table:table-cell>
          <table:table-cell office:value-type="float" office:value="202130653.775372" calcext:value-type="float">
            <text:p>202130653.7753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F</text:p>
          </table:table-cell>
          <table:table-cell office:value-type="float" office:value="115044766.965341" calcext:value-type="float">
            <text:p>115044766.965341</text:p>
          </table:table-cell>
          <table:table-cell office:value-type="float" office:value="25251650.6106548" calcext:value-type="float">
            <text:p>25251650.6106548</text:p>
          </table:table-cell>
          <table:table-cell office:value-type="float" office:value="2355302.27088813" calcext:value-type="float">
            <text:p>2355302.27088813</text:p>
          </table:table-cell>
          <table:table-cell office:value-type="float" office:value="0" calcext:value-type="float">
            <text:p>0</text:p>
          </table:table-cell>
          <table:table-cell office:value-type="float" office:value="1120830117.40657" calcext:value-type="float">
            <text:p>1120830117.40657</text:p>
          </table:table-cell>
          <table:table-cell office:value-type="float" office:value="10785.1468288445" calcext:value-type="float">
            <text:p>10785.1468288445</text:p>
          </table:table-cell>
          <table:table-cell office:value-type="float" office:value="0.0000000859638482363391" calcext:value-type="float">
            <text:p>0.000000086</text:p>
          </table:table-cell>
          <table:table-cell office:value-type="float" office:value="0" calcext:value-type="float">
            <text:p>0</text:p>
          </table:table-cell>
          <table:table-cell office:value-type="float" office:value="241102592.753523" calcext:value-type="float">
            <text:p>241102592.753523</text:p>
          </table:table-cell>
          <table:table-cell office:value-type="float" office:value="170015054.999284" calcext:value-type="float">
            <text:p>170015054.999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F</text:p>
          </table:table-cell>
          <table:table-cell office:value-type="float" office:value="72463005.7704233" calcext:value-type="float">
            <text:p>72463005.7704233</text:p>
          </table:table-cell>
          <table:table-cell office:value-type="float" office:value="15891314.1234706" calcext:value-type="float">
            <text:p>15891314.1234706</text:p>
          </table:table-cell>
          <table:table-cell office:value-type="float" office:value="843349.687628307" calcext:value-type="float">
            <text:p>843349.687628307</text:p>
          </table:table-cell>
          <table:table-cell office:value-type="float" office:value="0" calcext:value-type="float">
            <text:p>0</text:p>
          </table:table-cell>
          <table:table-cell office:value-type="float" office:value="622110537.407609" calcext:value-type="float">
            <text:p>622110537.407609</text:p>
          </table:table-cell>
          <table:table-cell office:value-type="float" office:value="0" calcext:value-type="float">
            <text:p>0</text:p>
          </table:table-cell>
          <table:table-cell office:value-type="float" office:value="0.0000000727445484722936" calcext:value-type="float">
            <text:p>7.27445484722936E-08</text:p>
          </table:table-cell>
          <table:table-cell office:value-type="float" office:value="0" calcext:value-type="float">
            <text:p>0</text:p>
          </table:table-cell>
          <table:table-cell office:value-type="float" office:value="239165981.726941" calcext:value-type="float">
            <text:p>239165981.726941</text:p>
          </table:table-cell>
          <table:table-cell office:value-type="float" office:value="135994701.956189" calcext:value-type="float">
            <text:p>135994701.956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90-94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5-9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-104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05-10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0-114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15-119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4:29:49.680369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33:43.021318076</meta:creation-date>
    <dc:date>2018-03-26T14:36:00.583695104</dc:date>
    <meta:editing-duration>P1DT14H56M59S</meta:editing-duration>
    <meta:editing-cycles>9</meta:editing-cycles>
    <meta:generator>LibreOffice/5.1.6.2$Linux_X86_64 LibreOffice_project/10m0$Build-2</meta:generator>
    <meta:document-statistic meta:table-count="2" meta:cell-count="1770" meta:object-count="0"/>
  </office:meta>
</office:document-meta>
</file>